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c78" officeooo:paragraph-rsid="001c8c78"/>
    </style:style>
    <style:style style:name="P2" style:family="paragraph" style:parent-style-name="Standard">
      <style:text-properties officeooo:paragraph-rsid="001dd5a7"/>
    </style:style>
    <style:style style:name="P3" style:family="paragraph" style:parent-style-name="Preformatted_20_Text">
      <style:text-properties officeooo:paragraph-rsid="001dd5a7"/>
    </style:style>
    <style:style style:name="P4" style:family="paragraph" style:parent-style-name="Standard">
      <style:text-properties officeooo:paragraph-rsid="001dd5a7"/>
    </style:style>
    <style:style style:name="P5" style:family="paragraph" style:parent-style-name="Standard">
      <style:text-properties officeooo:rsid="001c8c78" officeooo:paragraph-rsid="001c8c78" fo:background-color="#ffff00"/>
    </style:style>
    <style:style style:name="P6" style:family="paragraph" style:parent-style-name="Standard">
      <style:text-properties officeooo:rsid="001c98b0" officeooo:paragraph-rsid="001c98b0" fo:background-color="#ffff00" loext:padding="0in" loext:border="none"/>
    </style:style>
    <style:style style:name="P7" style:family="paragraph" style:parent-style-name="Standard">
      <style:text-properties officeooo:rsid="001c98b0" officeooo:paragraph-rsid="001c98b0" fo:background-color="#ffff00"/>
    </style:style>
    <style:style style:name="P8" style:family="paragraph" style:parent-style-name="Standard">
      <style:text-properties officeooo:paragraph-rsid="001c98b0" fo:background-color="#ffff00" loext:padding="0in" loext:border="none"/>
    </style:style>
    <style:style style:name="P9" style:family="paragraph" style:parent-style-name="Standard">
      <style:text-properties officeooo:paragraph-rsid="001c98b0" fo:background-color="#ffff00"/>
    </style:style>
    <style:style style:name="P10" style:family="paragraph" style:parent-style-name="Standard">
      <style:text-properties officeooo:paragraph-rsid="001dd5a7" fo:background-color="#ffff00"/>
    </style:style>
    <style:style style:name="T1" style:family="text">
      <style:text-properties officeooo:rsid="001c98b0"/>
    </style:style>
    <style:style style:name="T2" style:family="text">
      <style:text-properties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officeooo:rsid="001cfa2c"/>
    </style:style>
    <style:style style:name="T5" style:family="text">
      <style:text-properties officeooo:rsid="001dd5a7"/>
    </style:style>
    <style:style style:name="T6" style:family="text">
      <style:text-properties officeooo:rsid="001f64a0"/>
    </style:style>
    <style:style style:name="T7" style:family="text">
      <style:text-properties fo:background-color="#ffff00" loext:char-shading-value="0" loext:padding="0in" loext:border="none"/>
    </style:style>
    <style:style style:name="T8" style:family="text">
      <style:text-properties fo:background-color="#ffff00" loext:char-shading-value="0" loext:padding="0in" loext:border="none"/>
    </style:style>
    <style:style style:name="T9" style:family="text">
      <style:text-properties fo:background-color="transparent" loext:char-shading-value="0" loext:padding="0in" loext:border="none"/>
    </style:style>
    <style:style style:name="T10" style:family="text">
      <style:text-properties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 run a command as administrator (user "root"), use "sudo &lt;command&gt;".</text:p>
      <text:p text:style-name="Standard">See "man sudo_root" for details.</text:p>
      <text:p text:style-name="Standard"/>
      <text:p text:style-name="Standard">bala@bala-VirtualBox:~$ cd /home/bala/Documents/softwares</text:p>
      <text:p text:style-name="Standard">bala@bala-VirtualBox:~/Documents/softwares$ ls</text:p>
      <text:p text:style-name="Standard">massmine-1.3.0-linux-x86_64.zip</text:p>
      <text:p text:style-name="Standard">bala@bala-VirtualBox:~/Documents/softwares$ unzip massmine-1.3.0-linux-x86_64.zip</text:p>
      <text:p text:style-name="Standard">Archive: <text:s/>massmine-1.3.0-linux-x86_64.zip</text:p>
      <text:p text:style-name="Standard"><text:s text:c="3"/>creating: massmine/</text:p>
      <text:p text:style-name="Standard"><text:s text:c="2"/>inflating: massmine/massmine <text:s text:c="6"/></text:p>
      <text:p text:style-name="Standard"><text:s text:c="2"/>inflating: massmine/massmine.link <text:s/></text:p>
      <text:p text:style-name="Standard">bala@bala-VirtualBox:~/Documents/softwares$ ./massmine --help</text:p>
      <text:p text:style-name="Standard">bash: ./massmine: Is a directory</text:p>
      <text:p text:style-name="Standard">bala@bala-VirtualBox:~/Documents/softwares$ ls</text:p>
      <text:p text:style-name="Standard">massmine <text:s/>massmine-1.3.0-linux-x86_64.zip</text:p>
      <text:p text:style-name="Standard">bala@bala-VirtualBox:~/Documents/softwares$ cd massmine/</text:p>
      <text:p text:style-name="Standard">bala@bala-VirtualBox:~/Documents/softwares/massmine$ ./massmine --help</text:p>
      <text:p text:style-name="Standard">Usage: massmine ... [options...]</text:p>
      <text:p text:style-name="Standard"/>
      <text:p text:style-name="Standard"><text:s/>-h, --help <text:s text:c="14"/>Help information</text:p>
      <text:p text:style-name="Standard"><text:s/>-v, --version <text:s text:c="11"/>Version information</text:p>
      <text:p text:style-name="Standard"><text:s/>-p, --project=ARG <text:s text:c="7"/>Create project</text:p>
      <text:p text:style-name="Standard"><text:s/>-a, --auth=ARG <text:s text:c="10"/>Credentials file</text:p>
      <text:p text:style-name="Standard"><text:s/>-o, --output=ARG <text:s text:c="8"/>Write to file</text:p>
      <text:p text:style-name="Standard"><text:s/>-i, --input=ARG <text:s text:c="9"/>Load input file</text:p>
      <text:p text:style-name="Standard"><text:s/>-t, --task=ARG <text:s text:c="10"/>Task name</text:p>
      <text:p text:style-name="Standard"><text:s/>-q, --query=ARG <text:s text:c="9"/>Query string</text:p>
      <text:p text:style-name="Standard"><text:s/>-c, --count=ARG <text:s text:c="9"/>Number of records</text:p>
      <text:p text:style-name="Standard"><text:s/>-d, --dur=ARG <text:s text:c="11"/>Max runtime</text:p>
      <text:p text:style-name="Standard"><text:s/>-g, --geo=ARG <text:s text:c="11"/>Location</text:p>
      <text:p text:style-name="Standard"><text:s/>-l, --lang=ARG <text:s text:c="10"/>Language</text:p>
      <text:p text:style-name="Standard"><text:s/>-u, --user=ARG <text:s text:c="10"/>Screen name</text:p>
      <text:p text:style-name="Standard"><text:s text:c="5"/>--date=ARG <text:s text:c="10"/>Date (or date range)</text:p>
      <text:p text:style-name="Standard"><text:s text:c="5"/>--config=ARG <text:s text:c="8"/>Config file</text:p>
      <text:p text:style-name="Standard"><text:s text:c="5"/>--no-splash <text:s text:c="9"/>Inhibit splash screen</text:p>
      <text:p text:style-name="Standard"><text:s text:c="5"/>--server=ARG <text:s text:c="8"/>Start in server mode</text:p>
      <text:p text:style-name="Standard"><text:s text:c="5"/>--test=ARG <text:s text:c="10"/>Development tests</text:p>
      <text:p text:style-name="Standard"/>
      <text:p text:style-name="Standard">Retrieve and store data from web sources</text:p>
      <text:p text:style-name="Standard"/>
      <text:p text:style-name="Standard">See 'massmine -h &lt;option&gt;' to read about a specific topic</text:p>
      <text:p text:style-name="Standard"><text:s text:c="4"/>'massmine -h task' will, for example, display help about the 'task' option</text:p>
      <text:p text:style-name="Standard">or <text:s/>'massmine -h task-options' for options supported by each task </text:p>
      <text:p text:style-name="Standard">or <text:s/>'massmine -h examples' for detailed examples</text:p>
      <text:p text:style-name="Standard"/>
      <text:p text:style-name="Standard">Full documentation can be found at http://www.massmine.org</text:p>
      <text:p text:style-name="Standard">Report bugs at https://github.com/n3mo/massmine</text:p>
      <text:p text:style-name="Standard">bala@bala-VirtualBox:~/Documents/softwares/massmine$ ln -s `pwd`/massmine /usr/local/bin</text:p>
      <text:p text:style-name="Standard">ln: failed to create symbolic link '/usr/local/bin/massmine': Permission denied</text:p>
      <text:p text:style-name="Standard"><text:soft-page-break/>bala@bala-VirtualBox:~/Documents/softwares/massmine$ ln -s /home/bala/Documents/softwares/massmine /usr/local/bin</text:p>
      <text:p text:style-name="Standard">ln: failed to create symbolic link '/usr/local/bin/massmine': Permission denied</text:p>
      <text:p text:style-name="Standard">bala@bala-VirtualBox:~/Documents/softwares/massmine$ sudo ln -s `pwd`/massmine /usr/local/bin</text:p>
      <text:p text:style-name="Standard">[sudo] password for bala: </text:p>
      <text:p text:style-name="Standard">Sorry, try again.</text:p>
      <text:p text:style-name="Standard">[sudo] password for bala: </text:p>
      <text:p text:style-name="Standard">bala@bala-VirtualBox:~/Documents/softwares/massmine$ sudo apt-get install libssl-dev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libssl1.1</text:p>
      <text:p text:style-name="Standard">Suggested packages:</text:p>
      <text:p text:style-name="Standard"><text:s text:c="2"/>libssl-doc</text:p>
      <text:p text:style-name="Standard">The following NEW packages will be installed:</text:p>
      <text:p text:style-name="Standard"><text:s text:c="2"/>libssl-dev</text:p>
      <text:p text:style-name="Standard">The following packages will be upgraded:</text:p>
      <text:p text:style-name="Standard"><text:s text:c="2"/>libssl1.1</text:p>
      <text:p text:style-name="Standard">1 upgraded, 1 newly installed, 0 to remove and 82 not upgraded.</text:p>
      <text:p text:style-name="Standard">Need to get 1,584 kB/2,904 kB of archives.</text:p>
      <text:p text:style-name="Standard">After this operation, 8,008 kB of additional disk space will be used.</text:p>
      <text:p text:style-name="Standard">Do you want to continue? [Y/n] Y</text:p>
      <text:p text:style-name="Standard">Get:1 http://us.archive.ubuntu.com/ubuntu focal-updates/main amd64 libssl-dev amd64 1.1.1f-1ubuntu2.8 [1,584 kB]</text:p>
      <text:p text:style-name="Standard">Fetched 1,584 kB in 1s (2,144 kB/s) <text:s text:c="4"/></text:p>
      <text:p text:style-name="Standard">Preconfiguring packages ...</text:p>
      <text:p text:style-name="Standard">(Reading database ... 183933 files and directories currently installed.)</text:p>
      <text:p text:style-name="Standard">Preparing to unpack .../libssl1.1_1.1.1f-1ubuntu2.8_amd64.deb ...</text:p>
      <text:p text:style-name="Standard">Unpacking libssl1.1:amd64 (1.1.1f-1ubuntu2.8) over (1.1.1f-1ubuntu2.5) ...</text:p>
      <text:p text:style-name="Standard">Selecting previously unselected package libssl-dev:amd64.</text:p>
      <text:p text:style-name="Standard">Preparing to unpack .../libssl-dev_1.1.1f-1ubuntu2.8_amd64.deb ...</text:p>
      <text:p text:style-name="Standard">Unpacking libssl-dev:amd64 (1.1.1f-1ubuntu2.8) ...</text:p>
      <text:p text:style-name="Standard">Setting up libssl1.1:amd64 (1.1.1f-1ubuntu2.8) ...</text:p>
      <text:p text:style-name="Standard">Setting up libssl-dev:amd64 (1.1.1f-1ubuntu2.8) ...</text:p>
      <text:p text:style-name="Standard">Processing triggers for libc-bin (2.31-0ubuntu9.2) ...</text:p>
      <text:p text:style-name="Standard">bala@bala-VirtualBox:~/Documents/softwares/massmine$ chicken-install args clucker html-parser http-client medea oauth openssl pathname-expand rest-bind srfi-1 srfi-13 srfi-19 tcp6 test uri-common utf8</text:p>
      <text:p text:style-name="Standard"/>
      <text:p text:style-name="Standard">Command 'chicken-install' not found, but can be installed with:</text:p>
      <text:p text:style-name="Standard"/>
      <text:p text:style-name="Standard">sudo apt install chicken-bin</text:p>
      <text:p text:style-name="Standard"/>
      <text:p text:style-name="Standard">bala@bala-VirtualBox:~/Documents/softwares/massmine$ sudo apt install chicken-bin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oft-page-break/><text:s text:c="2"/>libc-dev-bin libc6-dev libchicken-dev libchicken11 libcrypt-dev libpcre16-3 libpcre3-dev libpcre32-3 libpcrecpp0v5 linux-libc-dev manpages-dev</text:p>
      <text:p text:style-name="Standard">Suggested packages:</text:p>
      <text:p text:style-name="Standard"><text:s text:c="2"/>glibc-doc</text:p>
      <text:p text:style-name="Standard">The following NEW packages will be installed:</text:p>
      <text:p text:style-name="Standard"><text:s text:c="2"/>chicken-bin libc-dev-bin libc6-dev libchicken-dev libchicken11 libcrypt-dev libpcre16-3 libpcre3-dev libpcre32-3 libpcrecpp0v5 linux-libc-dev</text:p>
      <text:p text:style-name="Standard"><text:s text:c="2"/>manpages-dev</text:p>
      <text:p text:style-name="Standard">0 upgraded, 12 newly installed, 0 to remove and 82 not upgraded.</text:p>
      <text:p text:style-name="Standard">Need to get 10.7 MB of archives.</text:p>
      <text:p text:style-name="Standard">After this operation, 61.7 MB of additional disk space will be used.</text:p>
      <text:p text:style-name="Standard">Do you want to continue? [Y/n] Y</text:p>
      <text:p text:style-name="Standard">Get:1 http://us.archive.ubuntu.com/ubuntu focal/universe amd64 libchicken11 amd64 5.1.0-1 [1,166 kB]</text:p>
      <text:p text:style-name="Standard">Get:2 http://us.archive.ubuntu.com/ubuntu focal-updates/main amd64 libc-dev-bin amd64 2.31-0ubuntu9.2 [71.8 kB]</text:p>
      <text:p text:style-name="Standard">Get:3 http://us.archive.ubuntu.com/ubuntu focal-updates/main amd64 linux-libc-dev amd64 5.4.0-88.99 [1,116 kB]</text:p>
      <text:p text:style-name="Standard">Get:4 http://us.archive.ubuntu.com/ubuntu focal/main amd64 libcrypt-dev amd64 1:4.4.10-10ubuntu4 [104 kB]</text:p>
      <text:p text:style-name="Standard">Get:5 http://us.archive.ubuntu.com/ubuntu focal-updates/main amd64 libc6-dev amd64 2.31-0ubuntu9.2 [2,520 kB]</text:p>
      <text:p text:style-name="Standard">Get:6 http://us.archive.ubuntu.com/ubuntu focal/main amd64 libpcre16-3 amd64 2:8.39-12build1 [150 kB]</text:p>
      <text:p text:style-name="Standard">Get:7 http://us.archive.ubuntu.com/ubuntu focal/main amd64 libpcre32-3 amd64 2:8.39-12build1 [140 kB]</text:p>
      <text:p text:style-name="Standard">Get:8 http://us.archive.ubuntu.com/ubuntu focal/main amd64 libpcrecpp0v5 amd64 2:8.39-12build1 [15.5 kB]</text:p>
      <text:p text:style-name="Standard">Get:9 http://us.archive.ubuntu.com/ubuntu focal/main amd64 libpcre3-dev amd64 2:8.39-12build1 [540 kB]</text:p>
      <text:p text:style-name="Standard">Get:10 http://us.archive.ubuntu.com/ubuntu focal/universe amd64 libchicken-dev amd64 5.1.0-1 [1,293 kB]</text:p>
      <text:p text:style-name="Standard">Get:11 http://us.archive.ubuntu.com/ubuntu focal/universe amd64 chicken-bin amd64 5.1.0-1 [1,288 kB]</text:p>
      <text:p text:style-name="Standard">Get:12 http://us.archive.ubuntu.com/ubuntu focal/main amd64 manpages-dev all 5.05-1 [2,266 kB]</text:p>
      <text:p text:style-name="Standard">Fetched 10.7 MB in 4s (2,393 kB/s) <text:s text:c="8"/></text:p>
      <text:p text:style-name="Standard">Selecting previously unselected package libchicken11.</text:p>
      <text:p text:style-name="Standard">(Reading database ... 184051 files and directories currently installed.)</text:p>
      <text:p text:style-name="Standard">Preparing to unpack .../00-libchicken11_5.1.0-1_amd64.deb ...</text:p>
      <text:p text:style-name="Standard">Unpacking libchicken11 (5.1.0-1) ...</text:p>
      <text:p text:style-name="Standard">Selecting previously unselected package libc-dev-bin.</text:p>
      <text:p text:style-name="Standard">Preparing to unpack .../01-libc-dev-bin_2.31-0ubuntu9.2_amd64.deb ...</text:p>
      <text:p text:style-name="Standard">Unpacking libc-dev-bin (2.31-0ubuntu9.2) ...</text:p>
      <text:p text:style-name="Standard">Selecting previously unselected package linux-libc-dev:amd64.</text:p>
      <text:p text:style-name="Standard">Preparing to unpack .../02-linux-libc-dev_5.4.0-88.99_amd64.deb ...</text:p>
      <text:p text:style-name="Standard">Unpacking linux-libc-dev:amd64 (5.4.0-88.99) ...</text:p>
      <text:p text:style-name="Standard">Selecting previously unselected package libcrypt-dev:amd64.</text:p>
      <text:p text:style-name="Standard">Preparing to unpack .../03-libcrypt-dev_1%3a4.4.10-10ubuntu4_amd64.deb ...</text:p>
      <text:p text:style-name="Standard">Unpacking libcrypt-dev:amd64 (1:4.4.10-10ubuntu4) ...</text:p>
      <text:p text:style-name="Standard"><text:soft-page-break/>Selecting previously unselected package libc6-dev:amd64.</text:p>
      <text:p text:style-name="Standard">Preparing to unpack .../04-libc6-dev_2.31-0ubuntu9.2_amd64.deb ...</text:p>
      <text:p text:style-name="Standard">Unpacking libc6-dev:amd64 (2.31-0ubuntu9.2) ...</text:p>
      <text:p text:style-name="Standard">Selecting previously unselected package libpcre16-3:amd64.</text:p>
      <text:p text:style-name="Standard">Preparing to unpack .../05-libpcre16-3_2%3a8.39-12build1_amd64.deb ...</text:p>
      <text:p text:style-name="Standard">Unpacking libpcre16-3:amd64 (2:8.39-12build1) ...</text:p>
      <text:p text:style-name="Standard">Selecting previously unselected package libpcre32-3:amd64.</text:p>
      <text:p text:style-name="Standard">Preparing to unpack .../06-libpcre32-3_2%3a8.39-12build1_amd64.deb ...</text:p>
      <text:p text:style-name="Standard">Unpacking libpcre32-3:amd64 (2:8.39-12build1) ...</text:p>
      <text:p text:style-name="Standard">Selecting previously unselected package libpcrecpp0v5:amd64.</text:p>
      <text:p text:style-name="Standard">Preparing to unpack .../07-libpcrecpp0v5_2%3a8.39-12build1_amd64.deb ...</text:p>
      <text:p text:style-name="Standard">Unpacking libpcrecpp0v5:amd64 (2:8.39-12build1) ...</text:p>
      <text:p text:style-name="Standard">Selecting previously unselected package libpcre3-dev:amd64.</text:p>
      <text:p text:style-name="Standard">Preparing to unpack .../08-libpcre3-dev_2%3a8.39-12build1_amd64.deb ...</text:p>
      <text:p text:style-name="Standard">Unpacking libpcre3-dev:amd64 (2:8.39-12build1) ...</text:p>
      <text:p text:style-name="Standard">Selecting previously unselected package libchicken-dev.</text:p>
      <text:p text:style-name="Standard">Preparing to unpack .../09-libchicken-dev_5.1.0-1_amd64.deb ...</text:p>
      <text:p text:style-name="Standard">Unpacking libchicken-dev (5.1.0-1) ...</text:p>
      <text:p text:style-name="Standard">Selecting previously unselected package chicken-bin.</text:p>
      <text:p text:style-name="Standard">Preparing to unpack .../10-chicken-bin_5.1.0-1_amd64.deb ...</text:p>
      <text:p text:style-name="Standard">Unpacking chicken-bin (5.1.0-1) ...</text:p>
      <text:p text:style-name="Standard">Selecting previously unselected package manpages-dev.</text:p>
      <text:p text:style-name="Standard">Preparing to unpack .../11-manpages-dev_5.05-1_all.deb ...</text:p>
      <text:p text:style-name="Standard">Unpacking manpages-dev (5.05-1) ...</text:p>
      <text:p text:style-name="Standard">Setting up libpcrecpp0v5:amd64 (2:8.39-12build1) ...</text:p>
      <text:p text:style-name="Standard">Setting up manpages-dev (5.05-1) ...</text:p>
      <text:p text:style-name="Standard">Setting up libpcre16-3:amd64 (2:8.39-12build1) ...</text:p>
      <text:p text:style-name="Standard">Setting up linux-libc-dev:amd64 (5.4.0-88.99) ...</text:p>
      <text:p text:style-name="Standard">Setting up libchicken11 (5.1.0-1) ...</text:p>
      <text:p text:style-name="Standard">Setting up libpcre32-3:amd64 (2:8.39-12build1) ...</text:p>
      <text:p text:style-name="Standard">Setting up libcrypt-dev:amd64 (1:4.4.10-10ubuntu4) ...</text:p>
      <text:p text:style-name="Standard">Setting up libc-dev-bin (2.31-0ubuntu9.2) ...</text:p>
      <text:p text:style-name="Standard">Setting up libc6-dev:amd64 (2.31-0ubuntu9.2) ...</text:p>
      <text:p text:style-name="Standard">Setting up libpcre3-dev:amd64 (2:8.39-12build1) ...</text:p>
      <text:p text:style-name="Standard">Setting up libchicken-dev (5.1.0-1) ...</text:p>
      <text:p text:style-name="Standard">Setting up chicken-bin (5.1.0-1) ...</text:p>
      <text:p text:style-name="Standard">Processing triggers for man-db (2.9.1-1) ...</text:p>
      <text:p text:style-name="Standard">Processing triggers for libc-bin (2.31-0ubuntu9.2) ...</text:p>
      <text:p text:style-name="Standard"><text:span text:style-name="Source_20_Text">bala@bala-VirtualBox:~/Documents/softwares/massmine$ chicken-install -s args clucker html-parser http-client medea oauth openssl pathname-expand rest-bind srfi-1 srfi-13 srfi-19 tcp6 test uri-common utf8</text:span></text:p>
      <text:p text:style-name="Standard"><text:span text:style-name="Source_20_Text"/></text:p>
      <text:p text:style-name="Standard"><text:span text:style-name="Source_20_Text">building srfi-37</text:span></text:p>
      <text:p text:style-name="Standard"><text:span text:style-name="Source_20_Text"><text:s text:c="3"/>/usr/bin/csc -host -D compiling-extension -J -s -regenerate-import-libraries -setup-mode -I /home/bala/.cache/chicken-install/srfi-37 -C -I/home/bala/.cache/chicken-install/srfi-37 -O2 -d1 srfi-37.scm -o /home/bala/.cache/chicken-install/srfi-37/srfi-37.so</text:span></text:p>
      <text:p text:style-name="Standard"><text:span text:style-name="Source_20_Text">sh: 1: x86_64-linux-gnu-gcc: not found</text:span></text:p>
      <text:p text:style-name="Standard"><text:soft-page-break/><text:span text:style-name="Source_20_Text"/></text:p>
      <text:p text:style-name="Standard"><text:span text:style-name="Source_20_Text">Error: shell command terminated with non-zero exit status 32512: 'x86_64-linux-gnu-gcc' '/home/bala/.cache/chicken-install/srfi-37/srfi-37.c' -o '/home/bala/.cache/chicken-install/srfi-37/srfi-37.o' -c <text:s/>-fno-strict-aliasing -fwrapv -DHAVE_CHICKEN_CONFIG_H -DC_ENABLE_PTABLES -g -O2 -fdebug-prefix-map=/build/chicken-8b5V5S/chicken-5.1.0=. -fstack-protector-strong -Wformat -Werror=format-security -Wdate-time -D_FORTIFY_SOURCE=2 -fPIC -DPIC -DC_SHARED -I/home/bala/.cache/chicken-install/srfi-37 -I/usr/include/chicken</text:span></text:p>
      <text:p text:style-name="Standard"><text:span text:style-name="Source_20_Text"/></text:p>
      <text:p text:style-name="Standard"><text:span text:style-name="Source_20_Text">Error: shell command terminated with nonzero exit code</text:span></text:p>
      <text:p text:style-name="Standard"><text:span text:style-name="Source_20_Text">256</text:span></text:p>
      <text:p text:style-name="Standard"><text:span text:style-name="Source_20_Text">"sh /home/bala/.cache/chicken-install/srfi-37/srfi-37.build.sh"</text:span></text:p>
      <text:p text:style-name="Standard"><text:span text:style-name="Source_20_Text">bala@bala-VirtualBox:~/Documents/softwares/massmine$ </text:span></text:p>
      <text:p text:style-name="Standard"><text:span text:style-name="Source_20_Text">bala@bala-VirtualBox:~/Documents/softwares/massmine$ git clone https://github.com/n3mo/massmine.git</text:span></text:p>
      <text:p text:style-name="Standard"><text:span text:style-name="Source_20_Text"/></text:p>
      <text:p text:style-name="Standard"><text:span text:style-name="Source_20_Text">Command 'git' not found, but can be installed with:</text:span></text:p>
      <text:p text:style-name="Standard"><text:span text:style-name="Source_20_Text"/></text:p>
      <text:p text:style-name="Standard"><text:span text:style-name="Source_20_Text">sudo apt install git</text:span></text:p>
      <text:p text:style-name="Standard"/>
      <text:p text:style-name="Standard">bala@bala-VirtualBox:~/Documents/softwares/massmine$ sudo apt install git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git-man liberror-perl</text:p>
      <text:p text:style-name="Standard">Suggested packages:</text:p>
      <text:p text:style-name="Standard"><text:s text:c="2"/>git-daemon-run | git-daemon-sysvinit git-doc git-el git-email git-gui gitk gitweb git-cvs git-mediawiki git-svn</text:p>
      <text:p text:style-name="Standard">The following NEW packages will be installed:</text:p>
      <text:p text:style-name="Standard"><text:s text:c="2"/>git git-man liberror-perl</text:p>
      <text:p text:style-name="Standard">0 upgraded, 3 newly installed, 0 to remove and 82 not upgraded.</text:p>
      <text:p text:style-name="Standard">Need to get 5,465 kB of archives.</text:p>
      <text:p text:style-name="Standard">After this operation, 38.4 MB of additional disk space will be used.</text:p>
      <text:p text:style-name="Standard">Do you want to continue? [Y/n] Y</text:p>
      <text:p text:style-name="P1">Get:1 http://us.archive.ubuntu.com/ubuntu focal/main amd64 liberror-perl all 0.17029-1 [26.5 kB]</text:p>
      <text:p text:style-name="P1">Get:2 http://us.archive.ubuntu.com/ubuntu focal-updates/main amd64 git-man all 1:2.25.1-1ubuntu3.2 [884 kB]</text:p>
      <text:p text:style-name="P1">Get:3 http://us.archive.ubuntu.com/ubuntu focal-updates/main amd64 git amd64 1:2.25.1-1ubuntu3.2 [4,554 kB]</text:p>
      <text:p text:style-name="P1">Fetched 5,465 kB in 4s (1,418 kB/s)</text:p>
      <text:p text:style-name="P1">Selecting previously unselected package liberror-perl.</text:p>
      <text:p text:style-name="P1">(Reading database ... 188038 files and directories currently installed.)</text:p>
      <text:p text:style-name="P1">Preparing to unpack .../liberror-perl_0.17029-1_all.deb ...</text:p>
      <text:p text:style-name="P1">Unpacking liberror-perl (0.17029-1) ...</text:p>
      <text:p text:style-name="P1">Selecting previously unselected package git-man.</text:p>
      <text:p text:style-name="P1">Preparing to unpack .../git-man_1%3a2.25.1-1ubuntu3.2_all.deb ...</text:p>
      <text:p text:style-name="P1"><text:soft-page-break/>Unpacking git-man (1:2.25.1-1ubuntu3.2) ...</text:p>
      <text:p text:style-name="P1">Selecting previously unselected package git.</text:p>
      <text:p text:style-name="P1">Preparing to unpack .../git_1%3a2.25.1-1ubuntu3.2_amd64.deb ...</text:p>
      <text:p text:style-name="P1">Unpacking git (1:2.25.1-1ubuntu3.2) ...</text:p>
      <text:p text:style-name="P1">Setting up liberror-perl (0.17029-1) ...</text:p>
      <text:p text:style-name="P1">Setting up git-man (1:2.25.1-1ubuntu3.2) ...</text:p>
      <text:p text:style-name="P1">Setting up git (1:2.25.1-1ubuntu3.2) ...</text:p>
      <text:p text:style-name="P1">Processing triggers for man-db (2.9.1-1) ...</text:p>
      <text:p text:style-name="P1">bala@bala-VirtualBox:~/Documents/softwares/massmine$ </text:p>
      <text:p text:style-name="P1"/>
      <text:p text:style-name="P1">bala@bala-VirtualBox:~/Documents/softwares/massmine$ sudo apt install git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additional packages will be installed:</text:p>
      <text:p text:style-name="P1"><text:s text:c="2"/>git-man liberror-perl</text:p>
      <text:p text:style-name="P1">Suggested packages:</text:p>
      <text:p text:style-name="P1"><text:s text:c="2"/>git-daemon-run | git-daemon-sysvinit git-doc git-el git-email git-gui gitk gitweb git-cvs git-mediawiki git-svn</text:p>
      <text:p text:style-name="P1">The following NEW packages will be installed:</text:p>
      <text:p text:style-name="P1"><text:s text:c="2"/>git git-man liberror-perl</text:p>
      <text:p text:style-name="P1">0 upgraded, 3 newly installed, 0 to remove and 82 not upgraded.</text:p>
      <text:p text:style-name="P1">Need to get 5,465 kB of archives.</text:p>
      <text:p text:style-name="P1">After this operation, 38.4 MB of additional disk space will be used.</text:p>
      <text:p text:style-name="P1">Do you want to continue? [Y/n] Y</text:p>
      <text:p text:style-name="P1">Get:1 http://us.archive.ubuntu.com/ubuntu focal/main amd64 liberror-perl all 0.17029-1 [26.5 kB]</text:p>
      <text:p text:style-name="P1">Get:2 http://us.archive.ubuntu.com/ubuntu focal-updates/main amd64 git-man all 1:2.25.1-1ubuntu3.2 [884 kB]</text:p>
      <text:p text:style-name="P1">Get:3 http://us.archive.ubuntu.com/ubuntu focal-updates/main amd64 git amd64 1:2.25.1-1ubuntu3.2 [4,554 kB]</text:p>
      <text:p text:style-name="P1">Fetched 5,465 kB in 4s (1,418 kB/s)</text:p>
      <text:p text:style-name="P1">Selecting previously unselected package liberror-perl.</text:p>
      <text:p text:style-name="P1">(Reading database ... 188038 files and directories currently installed.)</text:p>
      <text:p text:style-name="P1">Preparing to unpack .../liberror-perl_0.17029-1_all.deb ...</text:p>
      <text:p text:style-name="P1">Unpacking liberror-perl (0.17029-1) ...</text:p>
      <text:p text:style-name="P1">Selecting previously unselected package git-man.</text:p>
      <text:p text:style-name="P1">Preparing to unpack .../git-man_1%3a2.25.1-1ubuntu3.2_all.deb ...</text:p>
      <text:p text:style-name="P1">Unpacking git-man (1:2.25.1-1ubuntu3.2) ...</text:p>
      <text:p text:style-name="P1">Selecting previously unselected package git.</text:p>
      <text:p text:style-name="P1">Preparing to unpack .../git_1%3a2.25.1-1ubuntu3.2_amd64.deb ...</text:p>
      <text:p text:style-name="P1">Unpacking git (1:2.25.1-1ubuntu3.2) ...</text:p>
      <text:p text:style-name="P1">Setting up liberror-perl (0.17029-1) ...</text:p>
      <text:p text:style-name="P1">Setting up git-man (1:2.25.1-1ubuntu3.2) ...</text:p>
      <text:p text:style-name="P1">Setting up git (1:2.25.1-1ubuntu3.2) ...</text:p>
      <text:p text:style-name="P1">Processing triggers for man-db (2.9.1-1) ...</text:p>
      <text:p text:style-name="P1">bala@bala-VirtualBox:~/Documents/softwares/massmine$ ./massmine.scm --test ./tests/run.scm</text:p>
      <text:p text:style-name="P1">bash: ./massmine.scm: No such file or directory</text:p>
      <text:p text:style-name="P1">bala@bala-VirtualBox:~/Documents/softwares/massmine$ massmine --task=twitter-auth</text:p>
      <text:p text:style-name="P1">Would you like to setup your Twitter credentials?</text:p>
      <text:p text:style-name="P1"><text:soft-page-break/>Warning: continuing will over-write any previous credentials</text:p>
      <text:p text:style-name="P1">Continue? <text:s/>(yes/no)</text:p>
      <text:p text:style-name="P1">yes</text:p>
      <text:p text:style-name="P1">Please visit https://apps.twitter.com to collect</text:p>
      <text:p text:style-name="P1">the following information:</text:p>
      <text:p text:style-name="P1">Consumer key: </text:p>
      <text:p text:style-name="P1"/>
      <text:p text:style-name="P1"/>
      <text:p text:style-name="P5"/>
      <text:p text:style-name="P5"/>
      <text:p text:style-name="P7">Twitter Application: <text:span text:style-name="T4">BalaTwitterApp</text:span></text:p>
      <text:p text:style-name="P7"/>
      <text:p text:style-name="P6"><text:span text:style-name="T6">Consumer(</text:span>API<text:span text:style-name="T6">)</text:span> Key: ikYcvoNX8woXzyi1FZWhc0koY</text:p>
      <text:p text:style-name="P6"/>
      <text:p text:style-name="P8"><text:span text:style-name="T1">API Key Secret: </text:span>AS7nalextbcrs5CSUED09frbu54nIIWhiDE5XYTJDb0VBMUtn6</text:p>
      <text:p text:style-name="P8"/>
      <text:p text:style-name="P9"><text:span text:style-name="T2">Bearer Token: </text:span>AAAAAAAAAAAAAAAAAAAAAFrCUAEAAAAAh3ggz6qRhLGWAZKFcllGNRi%2F%2FEw%3D1xevJZZqAX85PUxgRisO1q6QeuxjkLKvlrJZT8tomesfOwdVi5</text:p>
      <text:p text:style-name="P9"/>
      <text:p text:style-name="P10"><text:span text:style-name="T5">Access Token: </text:span>1426026335529586690-zFcXMpXJ1NZ0sH5pB0QGZORbSIJ7y8</text:p>
      <text:p text:style-name="P10"/>
      <text:p text:style-name="P10"><text:span text:style-name="T5">Access Token Secret: </text:span><text:span text:style-name="T2">Q9MbWeFNRR3M2YRpC0Lx4BN2gKAnfdRIGpTZqpwVjZa3b</text:span></text:p>
      <text:p text:style-name="P2"><text:span text:style-name="T2"/></text:p>
      <text:p text:style-name="P2"><text:span text:style-name="T2"/></text:p>
      <text:p text:style-name="P2"><text:span text:style-name="T2">bala@bala-VirtualBox:~/Documents/softwares$ massmine --help</text:span></text:p>
      <text:p text:style-name="P2"><text:span text:style-name="T2">Usage: massmine ... [options...]</text:span></text:p>
      <text:p text:style-name="P2"><text:span text:style-name="T2"/></text:p>
      <text:p text:style-name="P2"><text:span text:style-name="T2"><text:s/>-h, --help <text:s text:c="14"/>Help information</text:span></text:p>
      <text:p text:style-name="P2"><text:span text:style-name="T2"><text:s/>-v, --version <text:s text:c="11"/>Version information</text:span></text:p>
      <text:p text:style-name="P2"><text:span text:style-name="T2"><text:s/>-p, --project=ARG <text:s text:c="7"/>Create project</text:span></text:p>
      <text:p text:style-name="P2"><text:span text:style-name="T2"><text:s/>-a, --auth=ARG <text:s text:c="10"/>Credentials file</text:span></text:p>
      <text:p text:style-name="P2"><text:span text:style-name="T2"><text:s/>-o, --output=ARG <text:s text:c="8"/>Write to file</text:span></text:p>
      <text:p text:style-name="P2"><text:span text:style-name="T2"><text:s/>-i, --input=ARG <text:s text:c="9"/>Load input file</text:span></text:p>
      <text:p text:style-name="P2"><text:span text:style-name="T2"><text:s/>-t, --task=ARG <text:s text:c="10"/>Task name</text:span></text:p>
      <text:p text:style-name="P2"><text:span text:style-name="T2"><text:s/>-q, --query=ARG <text:s text:c="9"/>Query string</text:span></text:p>
      <text:p text:style-name="P2"><text:span text:style-name="T2"><text:s/>-c, --count=ARG <text:s text:c="9"/>Number of records</text:span></text:p>
      <text:p text:style-name="P2"><text:span text:style-name="T2"><text:s/>-d, --dur=ARG <text:s text:c="11"/>Max runtime</text:span></text:p>
      <text:p text:style-name="P2"><text:span text:style-name="T2"><text:s/>-g, --geo=ARG <text:s text:c="11"/>Location</text:span></text:p>
      <text:p text:style-name="P2"><text:span text:style-name="T2"><text:s/>-l, --lang=ARG <text:s text:c="10"/>Language</text:span></text:p>
      <text:p text:style-name="P2"><text:span text:style-name="T2"><text:s/>-u, --user=ARG <text:s text:c="10"/>Screen name</text:span></text:p>
      <text:p text:style-name="P2"><text:span text:style-name="T2"><text:s text:c="5"/>--date=ARG <text:s text:c="10"/>Date (or date range)</text:span></text:p>
      <text:p text:style-name="P2"><text:span text:style-name="T2"><text:s text:c="5"/>--config=ARG <text:s text:c="8"/>Config file</text:span></text:p>
      <text:p text:style-name="P2"><text:span text:style-name="T2"><text:s text:c="5"/>--no-splash <text:s text:c="9"/>Inhibit splash screen</text:span></text:p>
      <text:p text:style-name="P2"><text:span text:style-name="T2"><text:s text:c="5"/>--server=ARG <text:s text:c="8"/>Start in server mode</text:span></text:p>
      <text:p text:style-name="P2"><text:span text:style-name="T2"><text:s text:c="5"/>--test=ARG <text:s text:c="10"/>Development tests</text:span></text:p>
      <text:p text:style-name="P2"><text:span text:style-name="T2"/></text:p>
      <text:p text:style-name="P2"><text:span text:style-name="T2">Retrieve and store data from web sources</text:span></text:p>
      <text:p text:style-name="P2"><text:span text:style-name="T2"/></text:p>
      <text:p text:style-name="P2"><text:span text:style-name="T2">See 'massmine -h &lt;option&gt;' to read about a specific topic</text:span></text:p>
      <text:p text:style-name="P2"><text:soft-page-break/><text:span text:style-name="T2"><text:s text:c="4"/>'massmine -h task' will, for example, display help about the 'task' option</text:span></text:p>
      <text:p text:style-name="P2"><text:span text:style-name="T2">or <text:s/>'massmine -h task-options' for options supported by each task </text:span></text:p>
      <text:p text:style-name="P2"><text:span text:style-name="T2">or <text:s/>'massmine -h examples' for detailed examples</text:span></text:p>
      <text:p text:style-name="P2"><text:span text:style-name="T2"/></text:p>
      <text:p text:style-name="P2"><text:span text:style-name="T2">Full documentation can be found at http://www.massmine.org</text:span></text:p>
      <text:p text:style-name="P2"><text:span text:style-name="T2">Report bugs at https://github.com/n3mo/massmine</text:span></text:p>
      <text:p text:style-name="P2"><text:span text:style-name="T2">bala@bala-VirtualBox:~/Documents/softwares$ massmine --help count</text:span></text:p>
      <text:p text:style-name="P2"><text:span text:style-name="T2">Request a number of records for tasks that accept limits</text:span></text:p>
      <text:p text:style-name="P2"><text:span text:style-name="T2"/></text:p>
      <text:p text:style-name="P2"><text:span text:style-name="T2">Example(s): 'massmine --count=100'</text:span></text:p>
      <text:p text:style-name="P2"><text:span text:style-name="T2"><text:s text:c="12"/>'massmine -c 100'</text:span></text:p>
      <text:p text:style-name="P2"><text:span text:style-name="T2"/></text:p>
      <text:p text:style-name="P2"><text:span text:style-name="T2">bala@bala-VirtualBox:~/Documents/softwares$ massmine --help examples</text:span></text:p>
      <text:p text:style-name="P2"><text:span text:style-name="T2">The following examples demonstrate how to compose options into</text:span></text:p>
      <text:p text:style-name="P2"><text:span text:style-name="T2">customized data requests. For more information on any massmine</text:span></text:p>
      <text:p text:style-name="P2"><text:span text:style-name="T2">option, run</text:span></text:p>
      <text:p text:style-name="P2"><text:span text:style-name="T2"/></text:p>
      <text:p text:style-name="P2"><text:span text:style-name="T2"><text:s text:c="4"/>massmine -h &lt;option&gt;</text:span></text:p>
      <text:p text:style-name="P2"><text:span text:style-name="T2"/></text:p>
      <text:p text:style-name="P2"><text:span text:style-name="T2">For example, to see what tasks are available run</text:span></text:p>
      <text:p text:style-name="P2"><text:span text:style-name="T2"/></text:p>
      <text:p text:style-name="P2"><text:span text:style-name="T2"><text:s text:c="4"/>massmine -h task</text:span></text:p>
      <text:p text:style-name="P2"><text:span text:style-name="T2"/></text:p>
      <text:p text:style-name="P2"><text:span text:style-name="T2">EXAMPLES</text:span></text:p>
      <text:p text:style-name="P2"><text:span text:style-name="T2">--------</text:span></text:p>
      <text:p text:style-name="P2"><text:span text:style-name="T2"/></text:p>
      <text:p text:style-name="P2"><text:span text:style-name="T2">Collect 200 tweets from Twitter in real time matching the keyword</text:span></text:p>
      <text:p text:style-name="P2"><text:span text:style-name="T2">'love'. Write the results to the file my_data.json</text:span></text:p>
      <text:p text:style-name="P2"><text:span text:style-name="T2"/></text:p>
      <text:p text:style-name="P2"><text:span text:style-name="T2"><text:s text:c="4"/>massmine -t twitter-stream -c 200 --query love -o my_data.json</text:span></text:p>
      <text:p text:style-name="P2"><text:span text:style-name="T2"/></text:p>
      <text:p text:style-name="P2"><text:span text:style-name="T2">Search for up to 100 previously existing tweets matching 'potato'</text:span></text:p>
      <text:p text:style-name="P2"><text:span text:style-name="T2">or 'climbing'. Limit results to english tweets. Print results to</text:span></text:p>
      <text:p text:style-name="P2"><text:span text:style-name="T2">standard output (not to file). Notice the single quotes around</text:span></text:p>
      <text:p text:style-name="P2"><text:span text:style-name="T2">complex queries</text:span></text:p>
      <text:p text:style-name="P2"><text:span text:style-name="T2"/></text:p>
      <text:p text:style-name="P2"><text:span text:style-name="T2"><text:s text:c="4"/>massmine -t twitter-search -c 100 -q 'potato OR climbing' -l en</text:span></text:p>
      <text:p text:style-name="P2"><text:span text:style-name="T2"/></text:p>
      <text:p text:style-name="P2"><text:span text:style-name="T2">Retrieve the current top-10 trends in the world</text:span></text:p>
      <text:p text:style-name="P2"><text:span text:style-name="T2"><text:s text:c="4"/></text:span></text:p>
      <text:p text:style-name="P2"><text:span text:style-name="T2"><text:s text:c="4"/>massmine -t twitter-trends -g 1</text:span></text:p>
      <text:p text:style-name="P2"><text:span text:style-name="T2"/></text:p>
      <text:p text:style-name="P2"><text:span text:style-name="T2">Same as above, but hide the MassMine splash screen</text:span></text:p>
      <text:p text:style-name="P2"><text:span text:style-name="T2"/></text:p>
      <text:p text:style-name="P2"><text:span text:style-name="T2"><text:s text:c="4"/>massmine -t twitter-trends -g 1 --no-splash</text:span></text:p>
      <text:p text:style-name="P2"><text:span text:style-name="T2"/></text:p>
      <text:p text:style-name="P2"><text:span text:style-name="T2">Retrieve the current top-50 trends, excluding #hashtags, in</text:span></text:p>
      <text:p text:style-name="P2"><text:span text:style-name="T2">New York, New York. Write results to the file NY_trends.json</text:span></text:p>
      <text:p text:style-name="P2"><text:span text:style-name="T2"/></text:p>
      <text:p text:style-name="P2"><text:soft-page-break/><text:span text:style-name="T2"><text:s text:c="4"/>massmine -t twitter-trends-nohash -g 2459115 -o NY_trends.json</text:span></text:p>
      <text:p text:style-name="P2"><text:span text:style-name="T2"/></text:p>
      <text:p text:style-name="P2"><text:span text:style-name="T2">bala@bala-VirtualBox:~/Documents/softwares$ massmine --help task</text:span></text:p>
      <text:p text:style-name="P2"><text:span text:style-name="T2">Control massmine's behavior by setting a task:</text:span></text:p>
      <text:p text:style-name="P2"><text:span text:style-name="T2">Example(s): 'massmine --task=twitter-locations'</text:span></text:p>
      <text:p text:style-name="P2"><text:span text:style-name="T2"><text:s text:c="12"/>'massmine -t twitter-locations'</text:span></text:p>
      <text:p text:style-name="P2"><text:span text:style-name="T2"/></text:p>
      <text:p text:style-name="P2"><text:span text:style-name="T2">Available tasks:</text:span></text:p>
      <text:p text:style-name="P2"><text:span text:style-name="T2">----------------</text:span></text:p>
      <text:p text:style-name="P2"><text:span text:style-name="T2">tumblr-auth -- Authenticate with Tumblr</text:span></text:p>
      <text:p text:style-name="P2"><text:span text:style-name="T2">tumblr-blog-info -- Retrieve info for 1+ blogs</text:span></text:p>
      <text:p text:style-name="P2"><text:span text:style-name="T2">tumblr-posts -- Retrieve all posts for 1+ blog</text:span></text:p>
      <text:p text:style-name="P2"><text:span text:style-name="T2">tumblr-tag -- Retrieve posts matching 1+ tags</text:span></text:p>
      <text:p text:style-name="P2"><text:span text:style-name="T2"/></text:p>
      <text:p text:style-name="P2"><text:span text:style-name="T2">twitter-auth -- Authenticate with Twitter</text:span></text:p>
      <text:p text:style-name="P2"><text:span text:style-name="T2">twitter-dehydrate -- Export tweet IDs for dataset sharing</text:span></text:p>
      <text:p text:style-name="P2"><text:span text:style-name="T2">twitter-followers -- Get followers list for a specific user</text:span></text:p>
      <text:p text:style-name="P2"><text:span text:style-name="T2">twitter-friends -- Get friends list for a specific user</text:span></text:p>
      <text:p text:style-name="P2"><text:span text:style-name="T2">twitter-locations -- Available geo locations (WOEIDS)</text:span></text:p>
      <text:p text:style-name="P2"><text:span text:style-name="T2">twitter-rehydrate -- Rehydrate tweet(s) by ID number</text:span></text:p>
      <text:p text:style-name="P2"><text:span text:style-name="T2">twitter-sample -- Get random sample of tweets in real time</text:span></text:p>
      <text:p text:style-name="P2"><text:span text:style-name="T2">twitter-search -- Search existing tweets by keyword(s)</text:span></text:p>
      <text:p text:style-name="P2"><text:span text:style-name="T2">twitter-search-30day -- Search existing 30-day PREMIUM tweets by keyword(s)</text:span></text:p>
      <text:p text:style-name="P2"><text:span text:style-name="T2">twitter-stream -- Get tweets by keyword in real time</text:span></text:p>
      <text:p text:style-name="P2"><text:span text:style-name="T2">twitter-trends -- Top-50 trends for a given location</text:span></text:p>
      <text:p text:style-name="P2"><text:span text:style-name="T2">twitter-trends-nohash -- Top-50 trends (no #hashtags)</text:span></text:p>
      <text:p text:style-name="P2"><text:span text:style-name="T2">twitter-user -- Fetch a user's timeline of tweets</text:span></text:p>
      <text:p text:style-name="P2"><text:span text:style-name="T2"/></text:p>
      <text:p text:style-name="P2"><text:span text:style-name="T2">web-text -- Extract all text from one or more web pages (urls)</text:span></text:p>
      <text:p text:style-name="P2"><text:span text:style-name="T2"/></text:p>
      <text:p text:style-name="P2"><text:span text:style-name="T2">wikipedia-page-links -- Retrieve links embedded in a given wiki page</text:span></text:p>
      <text:p text:style-name="P2"><text:span text:style-name="T2">wikipedia-search -- Search wikipedia by keyword(s)</text:span></text:p>
      <text:p text:style-name="P2"><text:span text:style-name="T2">wikipedia-text -- Retrieve full text of wiki page</text:span></text:p>
      <text:p text:style-name="P2"><text:span text:style-name="T2">wikipedia-trends -- Retrieve 1000 most viewed pages for a month or day</text:span></text:p>
      <text:p text:style-name="P2"><text:span text:style-name="T2">wikipedia-views -- Retrieve daily page views for a range of dates</text:span></text:p>
      <text:p text:style-name="P2"><text:span text:style-name="T2"/></text:p>
      <text:p text:style-name="P2"><text:span text:style-name="T2"/></text:p>
      <text:p text:style-name="P2"><text:span text:style-name="T2">bala@bala-VirtualBox:~/Documents/softwares$ massmine --help task-options</text:span></text:p>
      <text:p text:style-name="P2"><text:span text:style-name="T2">Each task supports zero or more options. Options</text:span></text:p>
      <text:p text:style-name="P2"><text:span text:style-name="T2">marked with a * are required. For options marked</text:span></text:p>
      <text:p text:style-name="P2"><text:span text:style-name="T2">with a + choose only one</text:span></text:p>
      <text:p text:style-name="P2"><text:span text:style-name="T2"/></text:p>
      <text:p text:style-name="P2"><text:span text:style-name="T2">tumblr-auth -- auth</text:span></text:p>
      <text:p text:style-name="P2"><text:span text:style-name="T2">tumblr-blog-info -- query*</text:span></text:p>
      <text:p text:style-name="P2"><text:span text:style-name="T2">tumblr-posts -- query* count*</text:span></text:p>
      <text:p text:style-name="P2"><text:span text:style-name="T2">tumblr-tag -- query* count*</text:span></text:p>
      <text:p text:style-name="P2"><text:span text:style-name="T2"/></text:p>
      <text:p text:style-name="P2"><text:span text:style-name="T2">twitter-auth -- auth</text:span></text:p>
      <text:p text:style-name="P2"><text:span text:style-name="T2">twitter-dehydrate -- input*</text:span></text:p>
      <text:p text:style-name="P2"><text:soft-page-break/><text:span text:style-name="T2">twitter-followers -- user*</text:span></text:p>
      <text:p text:style-name="P2"><text:span text:style-name="T2">twitter-friends -- user*</text:span></text:p>
      <text:p text:style-name="P2"><text:span text:style-name="T2">twitter-locations -- &lt;none&gt;</text:span></text:p>
      <text:p text:style-name="P2"><text:span text:style-name="T2">twitter-rehydrate -- query*</text:span></text:p>
      <text:p text:style-name="P2"><text:span text:style-name="T2">twitter-sample -- count dur ('YYYY-MM-DD HH:MM:SS')</text:span></text:p>
      <text:p text:style-name="P2"><text:span text:style-name="T2">twitter-search -- query* count geo lang</text:span></text:p>
      <text:p text:style-name="P2"><text:span text:style-name="T2">twitter-search-30day -- query* date* ('YYYY-MM-DD-HH-MM:YYYY-MM-DD-HH-MM') count</text:span></text:p>
      <text:p text:style-name="P2"><text:span text:style-name="T2">twitter-stream -- query+ user+ geo+ lang count dur ('YYYY-MM-DD HH:MM:SS')</text:span></text:p>
      <text:p text:style-name="P2"><text:span text:style-name="T2">twitter-trends -- geo* (as WOEID returned by twitter-locations)</text:span></text:p>
      <text:p text:style-name="P2"><text:span text:style-name="T2">twitter-trends-nohash -- geo* (as WOEID returned by twitter-locations)</text:span></text:p>
      <text:p text:style-name="P2"><text:span text:style-name="T2">twitter-user -- user* count</text:span></text:p>
      <text:p text:style-name="P2"><text:span text:style-name="T2"/></text:p>
      <text:p text:style-name="P2"><text:span text:style-name="T2">web-text -- query* (one or more URLs separated by spaces)</text:span></text:p>
      <text:p text:style-name="P2"><text:span text:style-name="T2"/></text:p>
      <text:p text:style-name="P2"><text:span text:style-name="T2">wikipedia-page-links -- query* lang</text:span></text:p>
      <text:p text:style-name="P2"><text:span text:style-name="T2">wikipedia-search -- query* lang</text:span></text:p>
      <text:p text:style-name="P2"><text:span text:style-name="T2">wikipedia-text -- query* lang*</text:span></text:p>
      <text:p text:style-name="P2"><text:span text:style-name="T2">wikipedia-trends -- date* (as YYYY-MM or YYYY-MM-DD)</text:span></text:p>
      <text:p text:style-name="P2"><text:span text:style-name="T2">wikipedia-views -- query* date* (as YYYY-MM-DD:YYYY-MM-DD or </text:span></text:p>
      <text:p text:style-name="P2"><text:span text:style-name="T2"><text:tab/><text:tab/><text:tab/><text:tab/><text:tab/>YYYY-MM-DD-HH:YYYY-MM-DD-HH)</text:span></text:p>
      <text:p text:style-name="P2"><text:span text:style-name="T2"/></text:p>
      <text:p text:style-name="P2"><text:span text:style-name="T2"/></text:p>
      <text:p text:style-name="P2"><text:span text:style-name="T2">bala@bala-VirtualBox:~/Documents/softwares$ massmine --task=twitter-locations</text:span></text:p>
      <text:p text:style-name="P2"><text:span text:style-name="T2">[{"name":"Worldwide","placeType":{"code":19,"name":"Supername"},"url":"http:\/\/where.yahooapis.com\/v1\/place\/1","parentid":0,"country":"","woeid":1,"countryCode":null},{"name":"Winnipeg","placeType":{"code":7,"name":"Town"},"url":"http:\/\/where.yahooapis.com\/v1\/place\/2972","parentid":23424775,"country":"Canada","woeid":2972,"countryCode":"CA"},{"name":"Ottawa","placeType":{"code":7,"name":"Town"},"url":"http:\/\/where.yahooapis.com\/v1\/place\/3369","parentid":23424775,"country":"Canada","woeid":3369,"countryCode":"CA"},{"name":"Quebec","placeType":{"code":7,"name":"Town"},"url":"http:\/\/where.yahooapis.com\/v1\/place\/3444","parentid":23424775,"country":"Canada","woeid":3444,"countryCode":"CA"},{"name":"Montreal","placeType":{"code":7,"name":"Town"},"url":"http:\/\/where.yahooapis.com\/v1\/place\/3534","parentid":23424775,"country":"Canada","woeid":3534,"countryCode":"CA"},{"name":"Toronto","placeType":{"code":7,"name":"Town"},"url":"http:\/\/where.yahooapis.com\/v1\/place\/4118","parentid":23424775,"country":"Canada","woeid":4118,"countryCode":"CA"},{"name":"Edmonton","placeType":{"code":7,"name":"Town"},"url":"http:\/\/where.yahooapis.com\/v1\/place\/8676","parentid":23424775,"country":"Canada","woeid":8676,"countryCode":"CA"},{"name":"Calgary","placeType":{"code":7,"name":"Town"},"url":"http:\/\/where.yahooapis.com\/v1\/place\/8775","parentid":23424775,"country":"Canada","woeid":8775,"countryCode":"CA"},{"name":"Vancouver","placeType":{"code":7,"name":"Town"},"url":"http:\/\/where.yahooapis.com\/v1\/place\/9807","parentid":23424775,"country":"Canada","woeid":9807,"countryCode":"CA"},{"name":"Birmingham","placeType":{"code":7,"name":"Town"},"url":"http:\/\/where.yahooapis.com\/v1\/place\/12723","parentid":23424975,"country":"United Kingdom","woeid":12723,"countryCode":"GB"},{"name":"Blackpool","placeType":{"code":7,"name":"Town"},"url":"http:\/\/where.yahooapis.com\/v1\/place\/12903","parentid":23424975,"country":"United Kingdom","woeid":12903,"countryCode":"GB"},{"name":"Bournemouth","placeType":{"code":7,"name":"Town"},"url":"http:\/\/where.yahooapis.com\/v1\/place\/13383","parentid":23424975,"country":"United Kingdom","woeid":13383,"countryCode":"GB"},{"name":"Brighton","placeType":</text:span><text:soft-page-break/><text:span text:style-name="T2">{"code":7,"name":"Town"},"url":"http:\/\/where.yahooapis.com\/v1\/place\/13911","parentid":23424975,"country":"United Kingdom","woeid":13911,"countryCode":"GB"},{"name":"Bristol","placeType":{"code":7,"name":"Town"},"url":"http:\/\/where.yahooapis.com\/v1\/place\/13963","parentid":23424975,"country":"United Kingdom","woeid":13963,"countryCode":"GB"},{"name":"Cardiff","placeType":{"code":7,"name":"Town"},"url":"http:\/\/where.yahooapis.com\/v1\/place\/15127","parentid":23424975,"country":"United Kingdom","woeid":15127,"countryCode":"GB"},{"name":"Coventry","placeType":{"code":7,"name":"Town"},"url":"http:\/\/where.yahooapis.com\/v1\/place\/17044","parentid":23424975,"country":"United Kingdom","woeid":17044,"countryCode":"GB"},{"name":"Derby","placeType":{"code":7,"name":"Town"},"url":"http:\/\/where.yahooapis.com\/v1\/place\/18114","parentid":23424975,"country":"United Kingdom","woeid":18114,"countryCode":"GB"},{"name":"Edinburgh","placeType":{"code":7,"name":"Town"},"url":"http:\/\/where.yahooapis.com\/v1\/place\/19344","parentid":23424975,"country":"United Kingdom","woeid":19344,"countryCode":"GB"},{"name":"Glasgow","placeType":{"code":7,"name":"Town"},"url":"http:\/\/where.yahooapis.com\/v1\/place\/21125","parentid":23424975,"country":"United Kingdom","woeid":21125,"countryCode":"GB"},{"name":"Hull","placeType":{"code":7,"name":"Town"},"url":"http:\/\/where.yahooapis.com\/v1\/place\/25211","parentid":23424975,"country":"United Kingdom","woeid":25211,"countryCode":"GB"},{"name":"Leeds","placeType":{"code":7,"name":"Town"},"url":"http:\/\/where.yahooapis.com\/v1\/place\/26042","parentid":23424975,"country":"United Kingdom","woeid":26042,"countryCode":"GB"},{"name":"Leicester","placeType":{"code":7,"name":"Town"},"url":"http:\/\/where.yahooapis.com\/v1\/place\/26062","parentid":23424975,"country":"United Kingdom","woeid":26062,"countryCode":"GB"},{"name":"Liverpool","placeType":{"code":7,"name":"Town"},"url":"http:\/\/where.yahooapis.com\/v1\/place\/26734","parentid":23424975,"country":"United Kingdom","woeid":26734,"countryCode":"GB"},{"name":"Manchester","placeType":{"code":7,"name":"Town"},"url":"http:\/\/where.yahooapis.com\/v1\/place\/28218","parentid":23424975,"country":"United Kingdom","woeid":28218,"countryCode":"GB"},{"name":"Middlesbrough","placeType":{"code":7,"name":"Town"},"url":"http:\/\/where.yahooapis.com\/v1\/place\/28869","parentid":23424975,"country":"United Kingdom","woeid":28869,"countryCode":"GB"},{"name":"Newcastle","placeType":{"code":7,"name":"Town"},"url":"http:\/\/where.yahooapis.com\/v1\/place\/30079","parentid":23424975,"country":"United Kingdom","woeid":30079,"countryCode":"GB"},{"name":"Nottingham","placeType":{"code":7,"name":"Town"},"url":"http:\/\/where.yahooapis.com\/v1\/place\/30720","parentid":23424975,"country":"United Kingdom","woeid":30720,"countryCode":"GB"},{"name":"Plymouth","placeType":{"code":7,"name":"Town"},"url":"http:\/\/where.yahooapis.com\/v1\/place\/32185","parentid":23424975,"country":"United Kingdom","woeid":32185,"countryCode":"GB"},{"name":"Portsmouth","placeType":{"code":7,"name":"Town"},"url":"http:\/\/where.yahooapis.com\/v1\/place\/32452","parentid":23424975,"country":"United Kingdom","woeid":32452,"countryCode":"GB"},{"name":"Preston","placeType":{"code":7,"name":"Town"},"url":"http:\/\/where.yahooapis.com\/v1\/place\/32566","parentid":23424975,"country":"United Kingdom","woeid":32566,"countryCode":"GB"},{"name":"Sheffield","placeType":{"code":7,"name":"Town"},"url":"http:\/\/where.yahooapis.com\/v1\/place\/34503","parentid":23424975,"country":"United Kingdom","woeid":34503,"countryCode":"GB"},{"name":"Stoke-on-Trent","placeType":{"code":7,"name":"Town"},"url":"http:\/\/where.yahooapis.com\/v1\/place\/36240","parentid":23424975,"country":"United </text:span><text:soft-page-break/><text:span text:style-name="T2">Kingdom","woeid":36240,"countryCode":"GB"},{"name":"Swansea","placeType":{"code":7,"name":"Town"},"url":"http:\/\/where.yahooapis.com\/v1\/place\/36758","parentid":23424975,"country":"United Kingdom","woeid":36758,"countryCode":"GB"},{"name":"London","placeType":{"code":7,"name":"Town"},"url":"http:\/\/where.yahooapis.com\/v1\/place\/44418","parentid":23424975,"country":"United Kingdom","woeid":44418,"countryCode":"GB"},{"name":"Belfast","placeType":{"code":7,"name":"Town"},"url":"http:\/\/where.yahooapis.com\/v1\/place\/44544","parentid":23424975,"country":"United Kingdom","woeid":44544,"countryCode":"GB"},{"name":"Santo Domingo","placeType":{"code":7,"name":"Town"},"url":"http:\/\/where.yahooapis.com\/v1\/place\/76456","parentid":23424800,"country":"Dominican Republic","woeid":76456,"countryCode":"DO"},{"name":"Guatemala City","placeType":{"code":7,"name":"Town"},"url":"http:\/\/where.yahooapis.com\/v1\/place\/83123","parentid":23424834,"country":"Guatemala","woeid":83123,"countryCode":"GT"},{"name":"Acapulco","placeType":{"code":7,"name":"Town"},"url":"http:\/\/where.yahooapis.com\/v1\/place\/110978","parentid":23424900,"country":"Mexico","woeid":110978,"countryCode":"MX"},{"name":"Aguascalientes","placeType":{"code":7,"name":"Town"},"url":"http:\/\/where.yahooapis.com\/v1\/place\/111579","parentid":23424900,"country":"Mexico","woeid":111579,"countryCode":"MX"},{"name":"Chihuahua","placeType":{"code":7,"name":"Town"},"url":"http:\/\/where.yahooapis.com\/v1\/place\/115958","parentid":23424900,"country":"Mexico","woeid":115958,"countryCode":"MX"},{"name":"Mexico City","placeType":{"code":7,"name":"Town"},"url":"http:\/\/where.yahooapis.com\/v1\/place\/116545","parentid":23424900,"country":"Mexico","woeid":116545,"countryCode":"MX"},{"name":"Ciudad Juarez","placeType":{"code":7,"name":"Town"},"url":"http:\/\/where.yahooapis.com\/v1\/place\/116556","parentid":23424900,"country":"Mexico","woeid":116556,"countryCode":"MX"},{"name":"Nezahualc\u00F3yotl","placeType":{"code":7,"name":"Town"},"url":"http:\/\/where.yahooapis.com\/v1\/place\/116564","parentid":23424900,"country":"Mexico","woeid":116564,"countryCode":"MX"},{"name":"Culiac\u00E1n","placeType":{"code":7,"name":"Town"},"url":"http:\/\/where.yahooapis.com\/v1\/place\/117994","parentid":23424900,"country":"Mexico","woeid":117994,"countryCode":"MX"},{"name":"Ecatepec de Morelos","placeType":{"code":7,"name":"Town"},"url":"http:\/\/where.yahooapis.com\/v1\/place\/118466","parentid":23424900,"country":"Mexico","woeid":118466,"countryCode":"MX"},{"name":"Guadalajara","placeType":{"code":7,"name":"Town"},"url":"http:\/\/where.yahooapis.com\/v1\/place\/124162","parentid":23424900,"country":"Mexico","woeid":124162,"countryCode":"MX"},{"name":"Hermosillo","placeType":{"code":7,"name":"Town"},"url":"http:\/\/where.yahooapis.com\/v1\/place\/124785","parentid":23424900,"country":"Mexico","woeid":124785,"countryCode":"MX"},{"name":"Le\u00F3n","placeType":{"code":7,"name":"Town"},"url":"http:\/\/where.yahooapis.com\/v1\/place\/131068","parentid":23424900,"country":"Mexico","woeid":131068,"countryCode":"MX"},{"name":"M\u00E9rida","placeType":{"code":7,"name":"Town"},"url":"http:\/\/where.yahooapis.com\/v1\/place\/133327","parentid":23424900,"country":"Mexico","woeid":133327,"countryCode":"MX"},{"name":"Mexicali","placeType":{"code":7,"name":"Town"},"url":"http:\/\/where.yahooapis.com\/v1\/place\/133475","parentid":23424900,"country":"Mexico","woeid":133475,"countryCode":"MX"},{"name":"Monterrey","placeType":{"code":7,"name":"Town"},"url":"http:\/\/where.yahooapis.com\/v1\/place\/134047","parentid":23424900,"country":"Mexico","woeid":134047,"countryCode":"MX"},</text:span><text:soft-page-break/><text:span text:style-name="T2">{"name":"Morelia","placeType":{"code":7,"name":"Town"},"url":"http:\/\/where.yahooapis.com\/v1\/place\/134091","parentid":23424900,"country":"Mexico","woeid":134091,"countryCode":"MX"},{"name":"Naucalpan de Ju\u00E1rez","placeType":{"code":7,"name":"Town"},"url":"http:\/\/where.yahooapis.com\/v1\/place\/134395","parentid":2</text:span></text:p>
      <text:p text:style-name="P2"><text:span text:style-name="T2">3424900,"country":"Mexico","woeid":134395,"countryCode":"MX"},{"name":"Puebla","placeType":{"code":7,"name":"Town"},"url":"http:\/\/where.yahooapis.com\/v1\/place\/137612","parentid":23424900,"country":"Mexico","woeid":137612,"countryCode":"MX"},{"name":"Quer\u00E9taro","placeType":{"code":7,"name":"Town"},"url":"http:\/\/where.yahooapis.com\/v1\/place\/138045","parentid":23424900,"country":"Mexico","woeid":138045,"countryCode":"MX"},{"name":"Saltillo","placeType":{"code":7,"name":"Town"},"url":"http:\/\/where.yahooapis.com\/v1\/place\/141272","parentid":23424900,"country":"Mexico","woeid":141272,"countryCode":"MX"},{"name":"San Luis Potos\u00ED","placeType":{"code":7,"name":"Town"},"url":"http:\/\/where.yahooapis.com\/v1\/place\/144265","parentid":23424900,"country":"Mexico","woeid":144265,"countryCode":"MX"},{"name":"Tijuana","placeType":{"code":7,"name":"Town"},"url":"http:\/\/where.yahooapis.com\/v1\/place\/149361","parentid":23424900,"country":"Mexico","woeid":149361,"countryCode":"MX"},{"name":"Toluca","placeType":{"code":7,"name":"Town"},"url":"http:\/\/where.yahooapis.com\/v1\/place\/149769","parentid":23424900,"country":"Mexico","woeid":149769,"countryCode":"MX"},{"name":"Zapopan","placeType":{"code":7,"name":"Town"},"url":"http:\/\/where.yahooapis.com\/v1\/place\/151582","parentid":23424900,"country":"Mexico","woeid":151582,"countryCode":"MX"},{"name":"Mendoza","placeType":{"code":7,"name":"Town"},"url":"http:\/\/where.yahooapis.com\/v1\/place\/332471","parentid":23424747,"country":"Argentina","woeid":332471,"countryCode":"AR"},{"name":"Santiago","placeType":{"code":7,"name":"Town"},"url":"http:\/\/where.yahooapis.com\/v1\/place\/349859","parentid":23424782,"country":"Chile","woeid":349859,"countryCode":"CL"},{"name":"Concepcion","placeType":{"code":7,"name":"Town"},"url":"http:\/\/where.yahooapis.com\/v1\/place\/349860","parentid":23424782,"country":"Chile","woeid":349860,"countryCode":"CL"},{"name":"Valparaiso","placeType":{"code":7,"name":"Town"},"url":"http:\/\/where.yahooapis.com\/v1\/place\/349861","parentid":23424782,"country":"Chile","woeid":349861,"countryCode":"CL"},{"name":"Bogot\u00E1","placeType":{"code":7,"name":"Town"},"url":"http:\/\/where.yahooapis.com\/v1\/place\/368148","parentid":23424787,"country":"Colombia","woeid":368148,"countryCode":"CO"},{"name":"Cali","placeType":{"code":7,"name":"Town"},"url":"http:\/\/where.yahooapis.com\/v1\/place\/368149","parentid":23424787,"country":"Colombia","woeid":368149,"countryCode":"CO"},{"name":"Medell\u00EDn","placeType":{"code":7,"name":"Town"},"url":"http:\/\/where.yahooapis.com\/v1\/place\/368150","parentid":23424787,"country":"Colombia","woeid":368150,"countryCode":"CO"},{"name":"Barranquilla","placeType":{"code":7,"name":"Town"},"url":"http:\/\/where.yahooapis.com\/v1\/place\/368151","parentid":23424787,"country":"Colombia","woeid":368151,"countryCode":"CO"},{"name":"Quito","placeType":{"code":7,"name":"Town"},"url":"http:\/\/where.yahooapis.com\/v1\/place\/375732","parentid":23424801,"country":"Ecuador","woeid":375732,"countryCode":"EC"},{"name":"Guayaquil","placeType":{"code":7,"name":"Town"},"url":"http:\/\/where.yahooapis.com\/v1\/place\/375733","parentid":23424801,"country":"Ecuador","woeid":375733,"countryCode":"EC"},{"name":"Caracas","placeType":{"code":7,"name":"Town"},"url":"http:\/\/where.yahooapis.com\/v1\/place\/395269","parentid":23424982,"country":"Venezuela","woeid":395269,"countryCode":"VE"},{"name":"Maracaibo","placeType":{"code":7,"name":"Town"},"url":"http:\/\/where.yahooapis.com\/v1\/place\/</text:span><text:soft-page-break/><text:span text:style-name="T2">395270","parentid":23424982,"country":"Venezuela","woeid":395270,"countryCode":"VE"},{"name":"Maracay","placeType":{"code":7,"name":"Town"},"url":"http:\/\/where.yahooapis.com\/v1\/place\/395271","parentid":23424982,"country":"Venezuela","woeid":395271,"countryCode":"VE"},{"name":"Valencia","placeType":{"code":7,"name":"Town"},"url":"http:\/\/where.yahooapis.com\/v1\/place\/395272","parentid":23424982,"country":"Venezuela","woeid":395272,"countryCode":"VE"},{"name":"Barcelona","placeType":{"code":7,"name":"Town"},"url":"http:\/\/where.yahooapis.com\/v1\/place\/395273","parentid":23424982,"country":"Venezuela","woeid":395273,"countryCode":"VE"},{"name":"Ciudad Guayana","placeType":{"code":7,"name":"Town"},"url":"http:\/\/where.yahooapis.com\/v1\/place\/395275","parentid":23424982,"country":"Venezuela","woeid":395275,"countryCode":"VE"},{"name":"Turmero","placeType":{"code":7,"name":"Town"},"url":"http:\/\/where.yahooapis.com\/v1\/place\/395277","parentid":23424982,"country":"Venezuela","woeid":395277,"countryCode":"VE"},{"name":"Lima","placeType":{"code":7,"name":"Town"},"url":"http:\/\/where.yahooapis.com\/v1\/place\/418440","parentid":23424919,"country":"Peru","woeid":418440,"countryCode":"PE"},{"name":"Bras\u00EDlia","placeType":{"code":7,"name":"Town"},"url":"http:\/\/where.yahooapis.com\/v1\/place\/455819","parentid":23424768,"country":"Brazil","woeid":455819,"countryCode":"BR"},{"name":"Bel\u00E9m","placeType":{"code":7,"name":"Town"},"url":"http:\/\/where.yahooapis.com\/v1\/place\/455820","parentid":23424768,"country":"Brazil","woeid":455820,"countryCode":"BR"},{"name":"Belo Horizonte","placeType":{"code":7,"name":"Town"},"url":"http:\/\/where.yahooapis.com\/v1\/place\/455821","parentid":23424768,"country":"Brazil","woeid":455821,"countryCode":"BR"},{"name":"Curitiba","placeType":{"code":7,"name":"Town"},"url":"http:\/\/where.yahooapis.com\/v1\/place\/455822","parentid":23424768,"country":"Brazil","woeid":455822,"countryCode":"BR"},{"name":"Porto Alegre","placeType":{"code":7,"name":"Town"},"url":"http:\/\/where.yahooapis.com\/v1\/place\/455823","parentid":23424768,"country":"Brazil","woeid":455823,"countryCode":"BR"},{"name":"Recife","placeType":{"code":7,"name":"Town"},"url":"http:\/\/where.yahooapis.com\/v1\/place\/455824","parentid":23424768,"country":"Brazil","woeid":455824,"countryCode":"BR"},{"name":"Rio de Janeiro","placeType":{"code":7,"name":"Town"},"url":"http:\/\/where.yahooapis.com\/v1\/place\/455825","parentid":23424768,"country":"Brazil","woeid":455825,"countryCode":"BR"},{"name":"Salvador","placeType":{"code":7,"name":"Town"},"url":"http:\/\/where.yahooapis.com\/v1\/place\/455826","parentid":23424768,"country":"Brazil","woeid":455826,"countryCode":"BR"},{"name":"S\u00E3o Paulo","placeType":{"code":7,"name":"Town"},"url":"http:\/\/where.yahooapis.com\/v1\/place\/455827","parentid":23424768,"country":"Brazil","woeid":455827,"countryCode":"BR"},{"name":"Campinas","placeType":{"code":7,"name":"Town"},"url":"http:\/\/where.yahooapis.com\/v1\/place\/455828","parentid":23424768,"country":"Brazil","woeid":455828,"countryCode":"BR"},{"name":"Fortaleza","placeType":{"code":7,"name":"Town"},"url":"http:\/\/where.yahooapis.com\/v1\/place\/455830","parentid":23424768,"country":"Brazil","woeid":455830,"countryCode":"BR"},{"name":"Goi\u00E2nia","placeType":{"code":7,"name":"Town"},"url":"http:\/\/where.yahooapis.com\/v1\/place\/455831","parentid":23424768,"country":"Brazil","woeid":455831,"countryCode":"BR"},</text:span><text:soft-page-break/><text:span text:style-name="T2">{"name":"Manaus","placeType":{"code":7,"name":"Town"},"url":"http:\/\/where.yahooapis.com\/v1\/place\/455833","parentid":23424768,"country":"Brazil","woeid":455833,"countryCode":"BR"},{"name":"S\u00E3o Lu\u00EDs","placeType":{"code":7,"name":"Town"},"url":"http:\/\/where.yahooapis.com\/v1\/place\/455834","parentid":23424768,"country":"Brazil","woeid":455834,"countryCode":"BR"},{"name":"Guarulhos","placeType":{"code":7,"name":"Town"},"url":"http:\/\/where.yahooapis.com\/v1\/place\/455867","parentid":23424768,"country":"Brazil","woeid":455867,"countryCode":"BR"},{"name":"C\u00F3rdoba","placeType":{"code":7,"name":"Town"},"url":"http:\/\/where.yahooapis.com\/v1\/place\/466861","parentid":23424747,"country":"Argentina","woeid":466861,"countryCode":"AR"},{"name":"Rosario","placeType":{"code":7,"name":"Town"},"url":"http:\/\/where.yahooapis.com\/v1\/place\/466862","parentid":23424747,"country":"Argentina","woeid":466862,"countryCode":"AR"},{"name":"Barquisimeto","placeType":{"code":7,"name":"Town"},"url":"http:\/\/where.yahooapis.com\/v1\/place\/468382","parentid":23424982,"country":"Venezuela","woeid":468382,"countryCode":"VE"},{"name":"Matur\u00EDn","placeType":{"code":7,"name":"Town"},"url":"http:\/\/where.yahooapis.com\/v1\/place\/468384","parentid":23424982,"country":"Venezuela","woeid":468384,"countryCode":"VE"},{"name":"Buenos Aires","placeType":{"code":7,"name":"Town"},"url":"http:\/\/where.yahooapis.com\/v1\/place\/468739","parentid":23424747,"country":"Argentina","woeid":468739,"countryCode":"AR"},{"name":"Gda\u0144sk","placeType":{"code":7,"name":"Town"},"url":"http:\/\/where.yahooapis.com\/v1\/place\/493417","parentid":23424923,"country":"Poland","woeid":493417,"countryCode":"PL"},{"name":"Krak\u00F3w","placeType":{"code":7,"name":"Town"},"url":"http:\/\/where.yahooapis.com\/v1\/place\/502075","parentid":23424923,"country":"Poland","woeid":502075,"countryCode":"PL"},{"name":"Lodz","placeType":{"code":7,"name":"Town"},"url":"http:\/\/where.yahooapis.com\/v1\/place\/505120","parentid":23424923,"country":"Poland","woeid":505120,"countryCode":"PL"},{"name":"Pozna\u0144","placeType":{"code":7,"name":"Town"},"url":"http:\/\/where.yahooapis.com\/v1\/place\/514048","parentid":23424923,"country":"Poland","woeid":514048,"countryCode":"PL"},{"name":"Warsaw","placeType":{"code":7,"name":"Town"},"url":"http:\/\/where.yahooapis.com\/v1\/place\/523920","parentid":23424923,"country":"Poland","woeid":523920,"countryCode":"PL"},{"name":"Wroclaw","placeType":{"code":7,"name":"Town"},"url":"http:\/\/where.yahooapis.com\/v1\/place\/526363","parentid":23424923,"country":"Poland","woeid":526363,"countryCode":"PL"},{"name":"Vienna","placeType":{"code":7,"name":"Town"},"url":"http:\/\/where.yahooapis.com\/v1\/place\/551801","parentid":23424750,"country":"Austria","woeid":551801,"countryCode":"AT"},{"name":"Cork","placeType":{"code":7,"name":"Town"},"url":"http:\/\/where.yahooapis.com\/v1\/place\/560472","parentid":23424803,"country":"Ire</text:span></text:p>
      <text:p text:style-name="P2"><text:span text:style-name="T2">land","woeid":560472,"countryCode":"IE"},{"name":"Dublin","placeType":{"code":7,"name":"Town"},"url":"http:\/\/where.yahooapis.com\/v1\/place\/560743","parentid":23424803,"country":"Ireland","woeid":560743,"countryCode":"IE"},{"name":"Galway","placeType":{"code":7,"name":"Town"},"url":"http:\/\/where.yahooapis.com\/v1\/place\/560912","parentid":23424803,"country":"Ireland","woeid":560912,"countryCode":"IE"},{"name":"Bordeaux","placeType":{"code":7,"name":"Town"},"url":"http:\/\/where.yahooapis.com\/v1\/place\/580778","parentid":23424819,"country":"France","woeid":580778,"countryCode":"FR"},{"name":"Lille","placeType":{"code":7,"name":"Town"},"url":"http:\/\/where.yahooapis.com\/v1\/place\/608105","parentid":23424819,"country":"France","woeid":608105,"countryCode":"FR"},</text:span><text:soft-page-break/><text:span text:style-name="T2">{"name":"Lyon","placeType":{"code":7,"name":"Town"},"url":"http:\/\/where.yahooapis.com\/v1\/place\/609125","parentid":23424819,"country":"France","woeid":609125,"countryCode":"FR"},{"name":"Marseille","placeType":{"code":7,"name":"Town"},"url":"http:\/\/where.yahooapis.com\/v1\/place\/610264","parentid":23424819,"country":"France","woeid":610264,"countryCode":"FR"},{"name":"Montpellier","placeType":{"code":7,"name":"Town"},"url":"http:\/\/where.yahooapis.com\/v1\/place\/612977","parentid":23424819,"country":"France","woeid":612977,"countryCode":"FR"},{"name":"Nantes","placeType":{"code":7,"name":"Town"},"url":"http:\/\/where.yahooapis.com\/v1\/place\/613858","parentid":23424819,"country":"France","woeid":613858,"countryCode":"FR"},{"name":"Paris","placeType":{"code":7,"name":"Town"},"url":"http:\/\/where.yahooapis.com\/v1\/place\/615702","parentid":23424819,"country":"France","woeid":615702,"countryCode":"FR"},{"name":"Rennes","placeType":{"code":7,"name":"Town"},"url":"http:\/\/where.yahooapis.com\/v1\/place\/619163","parentid":23424819,"country":"France","woeid":619163,"countryCode":"FR"},{"name":"Strasbourg","placeType":{"code":7,"name":"Town"},"url":"http:\/\/where.yahooapis.com\/v1\/place\/627791","parentid":23424819,"country":"France","woeid":627791,"countryCode":"FR"},{"name":"Toulouse","placeType":{"code":7,"name":"Town"},"url":"http:\/\/where.yahooapis.com\/v1\/place\/628886","parentid":23424819,"country":"France","woeid":628886,"countryCode":"FR"},{"name":"Berlin","placeType":{"code":7,"name":"Town"},"url":"http:\/\/where.yahooapis.com\/v1\/place\/638242","parentid":23424829,"country":"Germany","woeid":638242,"countryCode":"DE"},{"name":"Bremen","placeType":{"code":7,"name":"Town"},"url":"http:\/\/where.yahooapis.com\/v1\/place\/641142","parentid":23424829,"country":"Germany","woeid":641142,"countryCode":"DE"},{"name":"Dortmund","placeType":{"code":7,"name":"Town"},"url":"http:\/\/where.yahooapis.com\/v1\/place\/645458","parentid":23424829,"country":"Germany","woeid":645458,"countryCode":"DE"},{"name":"Dresden","placeType":{"code":7,"name":"Town"},"url":"http:\/\/where.yahooapis.com\/v1\/place\/645686","parentid":23424829,"country":"Germany","woeid":645686,"countryCode":"DE"},{"name":"Dusseldorf","placeType":{"code":7,"name":"Town"},"url":"http:\/\/where.yahooapis.com\/v1\/place\/646099","parentid":23424829,"country":"Germany","woeid":646099,"countryCode":"DE"},{"name":"Essen","placeType":{"code":7,"name":"Town"},"url":"http:\/\/where.yahooapis.com\/v1\/place\/648820","parentid":23424829,"country":"Germany","woeid":648820,"countryCode":"DE"},{"name":"Frankfurt","placeType":{"code":7,"name":"Town"},"url":"http:\/\/where.yahooapis.com\/v1\/place\/650272","parentid":23424829,"country":"Germany","woeid":650272,"countryCode":"DE"},{"name":"Hamburg","placeType":{"code":7,"name":"Town"},"url":"http:\/\/where.yahooapis.com\/v1\/place\/656958","parentid":23424829,"country":"Germany","woeid":656958,"countryCode":"DE"},{"name":"Cologne","placeType":{"code":7,"name":"Town"},"url":"http:\/\/where.yahooapis.com\/v1\/place\/667931","parentid":23424829,"country":"Germany","woeid":667931,"countryCode":"DE"},{"name":"Leipzig","placeType":{"code":7,"name":"Town"},"url":"http:\/\/where.yahooapis.com\/v1\/place\/671072","parentid":23424829,"country":"Germany","woeid":671072,"countryCode":"DE"},{"name":"Munich","placeType":{"code":7,"name":"Town"},"url":"http:\/\/where.yahooapis.com\/v1\/place\/676757","parentid":23424829,"country":"Germany","woeid":676757,"countryCode":"DE"},{"name":"Stuttgart","placeType":{"code":7,"name":"Town"},"url":"http:\/\/where.yahooapis.com\/v1\/place\/698064","parentid":23424829,"country":"Germany","woeid":698064,"countryCode":"DE"},{"name":"Bologna","placeType":{"code":7,"name":"Town"},"url":"http:\/\/where.yahooapis.com\/v1\/place\/711080","parentid":23424853,"country":"Italy","woeid":711080,"countryCode":"IT"},{"name":"Genoa","placeType":{"code":7,"name":"Town"},"url":"http:\/\/where.yahooapis.com\/v1\/place\/716085","parentid":23424853,"country":"Italy","woeid":716085,"countryCode":"IT"},{"name":"Milan","placeType":{"code":7,"name":"Town"},"url":"http:\/\/where.yahooapis.com\/v1\/place\/718345","parentid":23424853,"country":"Italy","woeid":718345,"countryCode":"IT"},{"name":"Naples","placeType":{"code":7,"name":"Town"},"url":"http:\/\/where.yahooapis.com\/v1\/place\/719258","parentid":23424853,"country":"Italy","woeid":719258,"countryCode":"IT"},{"name":"Palermo","placeType":{"code":7,"name":"Town"},"url":"http:\/\/where.yahooapis.com\/v1\/</text:span><text:soft-page-break/><text:span text:style-name="T2">place\/719846","parentid":23424853,"country":"Italy","woeid":719846,"countryCode":"IT"},{"name":"Rome","placeType":{"code":7,"name":"Town"},"url":"http:\/\/where.yahooapis.com\/v1\/place\/721943","parentid":23424853,"country":"Italy","woeid":721943,"countryCode":"IT"},{"name":"Turin","placeType":{"code":7,"name":"Town"},"url":"http:\/\/where.yahooapis.com\/v1\/place\/725003","parentid":23424853,"country":"Italy","woeid":725003,"countryCode":"IT"},{"name":"Den Haag","placeType":{"code":7,"name":"Town"},"url":"http:\/\/where.yahooapis.com\/v1\/place\/726874","parentid":23424909,"country":"Netherlands","woeid":726874,"countryCode":"NL"},{"name":"Amsterdam","placeType":{"code":7,"name":"Town"},"url":"http:\/\/where.yahooapis.com\/v1\/place\/727232","parentid":23424909,"country":"Netherlands","woeid":727232,"countryCode":"NL"},{"name":"Rotterdam","placeType":{"code":7,"name":"Town"},"url":"http:\/\/where.yahooapis.com\/v1\/place\/733075","parentid":23424909,"country":"Netherlands","woeid":733075,"countryCode":"NL"},{"name":"Utrecht","placeType":{"code":7,"name":"Town"},"url":"http:\/\/where.yahooapis.com\/v1\/place\/734047","parentid":23424909,"country":"Netherlands","woeid":734047,"countryCode":"NL"},{"name":"Barcelona","placeType":{"code":7,"name":"Town"},"url":"http:\/\/where.yahooapis.com\/v1\/place\/753692","parentid":23424950,"country":"Spain","woeid":753692,"countryCode":"ES"},{"name":"Bilbao","placeType":{"code":7,"name":"Town"},"url":"http:\/\/where.yahooapis.com\/v1\/place\/754542","parentid":23424950,"country":"Spain","woeid":754542,"countryCode":"ES"},{"name":"Las Palmas","placeType":{"code":7,"name":"Town"},"url":"http:\/\/where.yahooapis.com\/v1\/place\/764814","parentid":23424950,"country":"Spain","woeid":764814,"countryCode":"ES"},{"name":"Madrid","placeType":{"code":7,"name":"Town"},"url":"http:\/\/where.yahooapis.com\/v1\/place\/766273","parentid":23424950,"country":"Spain","woeid":766273,"countryCode":"ES"},{"name":"Malaga","placeType":{"code":7,"name":"Town"},"url":"http:\/\/where.yahooapis.com\/v1\/place\/766356","parentid":23424950,"country":"Spain","woeid":766356,"countryCode":"ES"},{"name":"Murcia","placeType":{"code":7,"name":"Town"},"url":"http:\/\/where.yahooapis.com\/v1\/place\/768026","parentid":23424950,"country":"Spain","woeid":768026,"countryCode":"ES"},{"name":"Palma","placeType":{"code":7,"name":"Town"},"url":"http:\/\/where.yahooapis.com\/v1\/place\/769293","parentid":23424950,"country":"Spain","woeid":769293,"countryCode":"ES"},{"name":"Seville","placeType":{"code":7,"name":"Town"},"url":"http:\/\/where.yahooapis.com\/v1\/place\/774508","parentid":23424950,"country":"Spain","woeid":774508,"countryCode":"ES"},{"name":"Valencia","placeType":{"code":7,"name":"Town"},"url":"http:\/\/where.yahooapis.com\/v1\/place\/776688","parentid":23424950,"country":"Spain","woeid":776688,"countryCode":"ES"},{"name":"Zaragoza","placeType":{"code":7,"name":"Town"},"url":"http:\/\/where.yahooapis.com\/v1\/place\/779063","parentid":23424950,"country":"Spain","woeid":779063,"countryCode":"ES"},{"name":"Geneva","placeType":{"code":7,"name":"Town"},"url":"http:\/\/where.yahooapis.com\/v1\/place\/782538","parentid":23424957,"country":"Switzerland","woeid":782538,"countryCode":"CH"},{"name":"Lausanne","placeType":{"code":7,"name":"Town"},"url":"http:\/\/where.yahooapis.com\/v1\/place\/783058","parentid":23424957,"country":"Switzerland","woeid":783058,"countryCode":"CH"},{"name":"Zurich","placeType":{"code":7,"name":"Town"},"url":"http:\/\/where.yahooapis.com\/v1\/place\/784794","parentid":23424957,"country":"Switzerland","woeid":784794,"countryCode":"CH"},{"name":"Brest","placeType":{"code":7,"name":"Town"},"url":"http:\/\/where.yahooapis.com\/v1\/place\/824382","parentid":23424765,"country":"Belarus","woeid":824382,"countryCode":"BY"},{"name":"Grodno","placeType":{"code":7,"name":"Town"},"url":"http:\/\/where.yahooapis.com\/v1\/place\/825848","parentid":23424765,"country":"Belarus","woeid":825848,"countryCode":"BY"},{"name":"Gomel","placeType":{"code":7,"name":"Town"},"url":"http:\/\/where.yahooapis.com\/v1\/place\/825978","parentid":23424765,"country":"Belarus","woeid":825978,"countryCode":"BY"},</text:span><text:soft-page-break/><text:span text:style-name="T2">{"name":"Minsk","placeType":{"code":7,"name":"Town"},"url":"http:\/\/where.yahooapis.com\/v1\/place\/834463","parentid":23424765,"country":"Belarus","woeid":834463,"countryCode":"BY"},{"name":"Riga","placeType":{"code":7,"name":"Town"},"url":"http:\/\/where.yahooapis.com\/v1\/place\/854823","parentid":23424874,"country":"Latvia","woeid":854823,"countryCode":"LV"},{"name":"Bergen","placeType":{"code":7,"name":"Town"},"url":"http:\/\/where.yahooapis.com\/v1\/place\/857105","parentid":23424910</text:span></text:p>
      <text:p text:style-name="P2"><text:span text:style-name="T2">,"country":"Norway","woeid":857105,"countryCode":"NO"},{"name":"Oslo","placeType":{"code":7,"name":"Town"},"url":"http:\/\/where.yahooapis.com\/v1\/place\/862592","parentid":23424910,"country":"Norway","woeid":862592,"countryCode":"NO"},{"name":"Gothenburg","placeType":{"code":7,"name":"Town"},"url":"http:\/\/where.yahooapis.com\/v1\/place\/890869","parentid":23424954,"country":"Sweden","woeid":890869,"countryCode":"SE"},{"name":"Stockholm","placeType":{"code":7,"name":"Town"},"url":"http:\/\/where.yahooapis.com\/v1\/place\/906057","parentid":23424954,"country":"Sweden","woeid":906057,"countryCode":"SE"},{"name":"Dnipropetrovsk","placeType":{"code":7,"name":"Town"},"url":"http:\/\/where.yahooapis.com\/v1\/place\/918981","parentid":23424976,"country":"Ukraine","woeid":918981,"countryCode":"UA"},{"name":"Donetsk","placeType":{"code":7,"name":"Town"},"url":"http:\/\/where.yahooapis.com\/v1\/place\/919163","parentid":23424976,"country":"Ukraine","woeid":919163,"countryCode":"UA"},{"name":"Kharkiv","placeType":{"code":7,"name":"Town"},"url":"http:\/\/where.yahooapis.com\/v1\/place\/922137","parentid":23424976,"country":"Ukraine","woeid":922137,"countryCode":"UA"},{"name":"Kyiv","placeType":{"code":7,"name":"Town"},"url":"http:\/\/where.yahooapis.com\/v1\/place\/924938","parentid":23424976,"country":"Ukraine","woeid":924938,"countryCode":"UA"},{"name":"Lviv","placeType":{"code":7,"name":"Town"},"url":"http:\/\/where.yahooapis.com\/v1\/place\/924943","parentid":23424976,"country":"Ukraine","woeid":924943,"countryCode":"UA"},{"name":"Odesa","placeType":{"code":7,"name":"Town"},"url":"http:\/\/where.yahooapis.com\/v1\/place\/929398","parentid":23424976,"country":"Ukraine","woeid":929398,"countryCode":"UA"},{"name":"Zaporozhye","placeType":{"code":7,"name":"Town"},"url":"http:\/\/where.yahooapis.com\/v1\/place\/939628","parentid":23424976,"country":"Ukraine","woeid":939628,"countryCode":"UA"},{"name":"Athens","placeType":{"code":7,"name":"Town"},"url":"http:\/\/where.yahooapis.com\/v1\/place\/946738","parentid":23424833,"country":"Greece","woeid":946738,"countryCode":"GR"},{"name":"Thessaloniki","placeType":{"code":7,"name":"Town"},"url":"http:\/\/where.yahooapis.com\/v1\/place\/963291","parentid":23424833,"country":"Greece","woeid":963291,"countryCode":"GR"},{"name":"Bekasi","placeType":{"code":7,"name":"Town"},"url":"http:\/\/where.yahooapis.com\/v1\/place\/1030077","parentid":23424846,"country":"Indonesia","woeid":1030077,"countryCode":"ID"},{"name":"Depok","placeType":{"code":7,"name":"Town"},"url":"http:\/\/where.yahooapis.com\/v1\/place\/1032539","parentid":23424846,"country":"Indonesia","woeid":1032539,"countryCode":"ID"},{"name":"Pekanbaru","placeType":{"code":7,"name":"Town"},"url":"http:\/\/where.yahooapis.com\/v1\/place\/1040779","parentid":23424846,"country":"Indonesia","woeid":1040779,"countryCode":"ID"},{"name":"Surabaya","placeType":{"code":7,"name":"Town"},"url":"http:\/\/where.yahooapis.com\/v1\/place\/1044316","parentid":23424846,"country":"Indonesia","woeid":1044316,"countryCode":"ID"},{"name":"Makassar","placeType":{"code":7,"name":"Town"},"url":"http:\/\/where.yahooapis.com\/v1\/place\/1046138","parentid":23424846,"country":"Indonesia","woeid":1046138,"countryCode":"ID"},{"name":"Bandung","placeType":{"code":7,"name":"Town"},"url":"http:\/\/where.yahooapis.com\/v1\/place\/1047180","parentid":23424846,"country":"Indonesia","woeid":1047180,"countryCode":"ID"},</text:span><text:soft-page-break/><text:span text:style-name="T2">{"name":"Jakarta","placeType":{"code":7,"name":"Town"},"url":"http:\/\/where.yahooapis.com\/v1\/place\/1047378","parentid":23424846,"country":"Indonesia","woeid":1047378,"countryCode":"ID"},{"name":"Medan","placeType":{"code":7,"name":"Town"},"url":"http:\/\/where.yahooapis.com\/v1\/place\/1047908","parentid":23424846,"country":"Indonesia","woeid":1047908,"countryCode":"ID"},{"name":"Palembang","placeType":{"code":7,"name":"Town"},"url":"http:\/\/where.yahooapis.com\/v1\/place\/1048059","parentid":23424846,"country":"Indonesia","woeid":1048059,"countryCode":"ID"},{"name":"Semarang","placeType":{"code":7,"name":"Town"},"url":"http:\/\/where.yahooapis.com\/v1\/place\/1048324","parentid":23424846,"country":"Indonesia","woeid":1048324,"countryCode":"ID"},{"name":"Tangerang","placeType":{"code":7,"name":"Town"},"url":"http:\/\/where.yahooapis.com\/v1\/place\/1048536","parentid":23424846,"country":"Indonesia","woeid":1048536,"countryCode":"ID"},{"name":"Singapore","placeType":{"code":7,"name":"Town"},"url":"http:\/\/where.yahooapis.com\/v1\/place\/1062617","parentid":23424948,"country":"Singapore","woeid":1062617,"countryCode":"SG"},{"name":"Perth","placeType":{"code":7,"name":"Town"},"url":"http:\/\/where.yahooapis.com\/v1\/place\/1098081","parentid":23424748,"country":"Australia","woeid":1098081,"countryCode":"AU"},{"name":"Adelaide","placeType":{"code":7,"name":"Town"},"url":"http:\/\/where.yahooapis.com\/v1\/place\/1099805","parentid":23424748,"country":"Australia","woeid":1099805,"countryCode":"AU"},{"name":"Brisbane","placeType":{"code":7,"name":"Town"},"url":"http:\/\/where.yahooapis.com\/v1\/place\/1100661","parentid":23424748,"country":"Australia","woeid":1100661,"countryCode":"AU"},{"name":"Canberra","placeType":{"code":7,"name":"Town"},"url":"http:\/\/where.yahooapis.com\/v1\/place\/1100968","parentid":23424748,"country":"Australia","woeid":1100968,"countryCode":"AU"},{"name":"Darwin","placeType":{"code":7,"name":"Town"},"url":"http:\/\/where.yahooapis.com\/v1\/place\/1101597","parentid":23424748,"country":"Australia","woeid":1101597,"countryCode":"AU"},{"name":"Melbourne","placeType":{"code":7,"name":"Town"},"url":"http:\/\/where.yahooapis.com\/v1\/place\/1103816","parentid":23424748,"country":"Australia","woeid":1103816,"countryCode":"AU"},{"name":"Sydney","placeType":{"code":7,"name":"Town"},"url":"http:\/\/where.yahooapis.com\/v1\/place\/1105779","parentid":23424748,"country":"Australia","woeid":1105779,"countryCode":"AU"},{"name":"Kitakyushu","placeType":{"code":7,"name":"Town"},"url":"http:\/\/where.yahooapis.com\/v1\/place\/1110809","parentid":23424856,"country":"Japan","woeid":1110809,"countryCode":"JP"},{"name":"Saitama","placeType":{"code":7,"name":"Town"},"url":"http:\/\/where.yahooapis.com\/v1\/place\/1116753","parentid":23424856,"country":"Japan","woeid":1116753,"countryCode":"JP"},{"name":"Chiba","placeType":{"code":7,"name":"Town"},"url":"http:\/\/where.yahooapis.com\/v1\/place\/1117034","parentid":23424856,"country":"Japan","woeid":1117034,"countryCode":"JP"},{"name":"Fukuoka","placeType":{"code":7,"name":"Town"},"url":"http:\/\/where.yahooapis.com\/v1\/place\/1117099","parentid":23424856,"country":"Japan","woeid":1117099,"countryCode":"JP"},{"name":"Hamamatsu","placeType":{"code":7,"name":"Town"},"url":"http:\/\/where.yahooapis.com\/v1\/place\/1117155","parentid":23424856,"country":"Japan","woeid":1117155,"countryCode":"JP"},{"name":"Hiroshima","placeType":{"code":7,"name":"Town"},"url":"http:\/\/where.yahooapis.com\/v1\/place\/1117227","parentid":23424856,"country":"Japan","woeid":1117227,"countryCode":"JP"},{"name":"Kawasaki","placeType":{"code":7,"name":"Town"},"url":"http:\/\/where.yahooapis.com\/v1\/place\/1117502","parentid":23424856,"country":"Japan","woeid":1117502,"countryCode":"JP"},{"name":"Kobe","placeType":{"code":7,"name":"Town"},"url":"http:\/\/where.yahooapis.com\/v1\/</text:span><text:soft-page-break/><text:span text:style-name="T2">place\/1117545","parentid":23424856,"country":"Japan","woeid":1117545,"countryCode":"JP"},{"name":"Kumamoto","placeType":{"code":7,"name":"Town"},"url":"http:\/\/where.yahooapis.com\/v1\/place\/1117605","parentid":23424856,"country":"Japan","woeid":1117605,"countryCode":"JP"},{"name":"Nagoya","placeType":{"code":7,"name":"Town"},"url":"http:\/\/where.yahooapis.com\/v1\/place\/1117817","parentid":23424856,"country":"Japan","woeid":1117817,"countryCode":"JP"},{"name":"Niigata","placeType":{"code":7,"name":"Town"},"url":"http:\/\/where.yahooapis.com\/v1\/place\/1117881","parentid":23424856,"country":"Japan","woeid":1117881,"countryCode":"JP"},{"name":"Sagamihara","placeType":{"code":7,"name":"Town"},"url":"http:\/\/where.yahooapis.com\/v1\/place\/1118072","parentid":23424856,"country":"Japan","woeid":1118072,"countryCode":"JP"},{"name":"Sapporo","placeType":{"code":7,"name":"Town"},"url":"http:\/\/where.yahooapis.com\/v1\/place\/1118108","parentid":23424856,"country":"Japan","woeid":1118108,"countryCode":"JP"},{"name":"Sendai","placeType":{"code":7,"name":"Town"},"url":"http:\/\/where.yahooapis.com\/v1\/place\/1118129","parentid":23424856,"country":"Japan","woeid":1118129,"countryCode":"JP"},{"name":"Takamatsu","placeType":{"code":7,"name":"Town"},"url":"http:\/\/where.yahooapis.com\/v1\/place\/1118285","parentid":23424856,"country":"Japan","woeid":1118285,"countryCode":"JP"},{"name":"Tokyo","placeType":{"code":7,"name":"Town"},"url":"http:\/\/where.yahooapis.com\/v1\/place\/1118370","parentid":23424856,"country":"Japan","woeid":1118370,"countryCode":"JP"},{"name":"Yokohama","placeType":{"code":7,"name":"Town"},"url":"http:\/\/where.yahooapis.com\/v1\/place\/1118550","parentid":23424856,"country":"Japan","woeid":1118550,"countryCode":"JP"},{"name":"Goyang","placeType":{"code":7,"name":"Town"},"url":"http:\/\/where.yahooapis.com\/v1\/place\/1130853","parentid":23424868,"country":"Korea","woeid":1130853,"countryCode":"KR"},{"name":"Yongin","placeType":{"code":7,"name":"Town"},"url":"http:\/\/where.yahooapis.com\/v1\/place\/1132094","parentid":23424868,"country":"Korea","woeid":1132094,"countryCode":"KR"},{"name":"Ansan","placeType":{"code":7,"name":"Town"},"url":"http:\/\/where.yahooapis.com\/v1\/place\/1132444","parentid":23424868,"country":"Korea","woeid":1132444,"countryCode":"KR"},{"name":"Bucheon","placeType":{"code":7,"name":"Town"},"url":"http:\/\/where.yahooapis.com\/v1\/place\/1132445","parentid":23424868,"country":"Korea","woeid":1132445,"countryCode":"KR"},{"name":"Busan","placeType":{"code":7,"name":"Town"},"url":"http:\/\/where.yahooapis.com\/v1\/place\/1132447","parentid":23424868,"country":"Korea","woeid":1132447,"countryCode":"KR"},</text:span></text:p>
      <text:p text:style-name="P2"><text:span text:style-name="T2">{"name":"Changwon","placeType":{"code":7,"name":"Town"},"url":"http:\/\/where.yahooapis.com\/v1\/place\/1132449","parentid":23424868,"country":"Korea","woeid":1132449,"countryCode":"KR"},{"name":"Daegu","placeType":{"code":7,"name":"Town"},"url":"http:\/\/where.yahooapis.com\/v1\/place\/1132466","parentid":23424868,"country":"Korea","woeid":1132466,"countryCode":"KR"},{"name":"Gwangju","placeType":{"code":7,"name":"Town"},"url":"http:\/\/where.yahooapis.com\/v1\/place\/1132481","parentid":23424868,"country":"Korea","woeid":1132481,"countryCode":"KR"},{"name":"Incheon","placeType":{"code":7,"name":"Town"},"url":"http:\/\/where.yahooapis.com\/v1\/place\/1132496","parentid":23424868,"country":"Korea","woeid":1132496,"countryCode":"KR"},{"name":"Seongnam","placeType":{"code":7,"name":"Town"},"url":"http:\/\/where.yahooapis.com\/v1\/place\/1132559","parentid":23424868,"country":"Korea","woeid":1132559,"countryCode":"KR"},{"name":"Suwon","placeType":{"code":7,"name":"Town"},"url":"http:\/\/where.yahooapis.com\/v1\/place\/1132567","parentid":23424868,"country":"Korea","woeid":1132567,"countryCode":"KR"},{"name":"Ulsan","placeType":{"code":7,"name":"Town"},"url":"http:\/\/where.yahooapis.com\/v1\/place\/1132578","parentid":23424868,"country":"Korea","woeid":1132578,"countryCode":"KR"},{"name":"Seoul","placeType":{"code":7,"name":"Town"},"url":"http:\/\/where.yahooapis.com\/v1\/place\/1132599","parentid":23424868,"country":"Korea","woeid":1132599,"countryCode":"KR"},{"name":"Kajang","placeType":{"code":7,"name":"Town"},"url":"http:\/\/where.yahooapis.com\/v1\/place\/1141268","parentid":23424901,"country":"Malaysia","woeid":1141268,"countryCode":"MY"},{"name":"Ipoh","placeType":{"code":7,"name":"Town"},"url":"http:\/\/where.yahooapis.com\/v1\/place\/1154679","parentid":23424901,"country":"Malaysia","woeid":1154679,"countryCode":"MY"},</text:span><text:soft-page-break/><text:span text:style-name="T2">{"name":"Johor Bahru","placeType":{"code":7,"name":"Town"},"url":"http:\/\/where.yahooapis.com\/v1\/place\/1154698","parentid":23424901,"country":"Malaysia","woeid":1154698,"countryCode":"MY"},{"name":"Klang","placeType":{"code":7,"name":"Town"},"url":"http:\/\/where.yahooapis.com\/v1\/place\/1154726","parentid":23424901,"country":"Malaysia","woeid":1154726,"countryCode":"MY"},{"name":"Kuala Lumpur","placeType":{"code":7,"name":"Town"},"url":"http:\/\/where.yahooapis.com\/v1\/place\/1154781","parentid":23424901,"country":"Malaysia","woeid":1154781,"countryCode":"MY"},{"name":"Calocan","placeType":{"code":7,"name":"Town"},"url":"http:\/\/where.yahooapis.com\/v1\/place\/1167715","parentid":23424934,"country":"Philippines","woeid":1167715,"countryCode":"PH"},{"name":"Makati","placeType":{"code":7,"name":"Town"},"url":"http:\/\/where.yahooapis.com\/v1\/place\/1180689","parentid":23424934,"country":"Philippines","woeid":1180689,"countryCode":"PH"},{"name":"Pasig","placeType":{"code":7,"name":"Town"},"url":"http:\/\/where.yahooapis.com\/v1\/place\/1187115","parentid":23424934,"country":"Philippines","woeid":1187115,"countryCode":"PH"},{"name":"Taguig","placeType":{"code":7,"name":"Town"},"url":"http:\/\/where.yahooapis.com\/v1\/place\/1195098","parentid":23424934,"country":"Philippines","woeid":1195098,"countryCode":"PH"},{"name":"Antipolo","placeType":{"code":7,"name":"Town"},"url":"http:\/\/where.yahooapis.com\/v1\/place\/1198785","parentid":23424934,"country":"Philippines","woeid":1198785,"countryCode":"PH"},{"name":"Cagayan de Oro","placeType":{"code":7,"name":"Town"},"url":"http:\/\/where.yahooapis.com\/v1\/place\/1199002","parentid":23424934,"country":"Philippines","woeid":1199002,"countryCode":"PH"},{"name":"Cebu City","placeType":{"code":7,"name":"Town"},"url":"http:\/\/where.yahooapis.com\/v1\/place\/1199079","parentid":23424934,"country":"Philippines","woeid":1199079,"countryCode":"PH"},{"name":"Davao City","placeType":{"code":7,"name":"Town"},"url":"http:\/\/where.yahooapis.com\/v1\/place\/1199136","parentid":23424934,"country":"Philippines","woeid":1199136,"countryCode":"PH"},{"name":"Manila","placeType":{"code":7,"name":"Town"},"url":"http:\/\/where.yahooapis.com\/v1\/place\/1199477","parentid":23424934,"country":"Philippines","woeid":1199477,"countryCode":"PH"},{"name":"Quezon City","placeType":{"code":7,"name":"Town"},"url":"http:\/\/where.yahooapis.com\/v1\/place\/1199682","parentid":23424934,"country":"Philippines","woeid":1199682,"countryCode":"PH"},{"name":"Zamboanga City","placeType":{"code":7,"name":"Town"},"url":"http:\/\/where.yahooapis.com\/v1\/place\/1199980","parentid":23424934,"country":"Philippines","woeid":1199980,"countryCode":"PH"},{"name":"Bangkok","placeType":{"code":7,"name":"Town"},"url":"http:\/\/where.yahooapis.com\/v1\/place\/1225448","parentid":23424960,"country":"Thailand","woeid":1225448,"countryCode":"TH"},{"name":"Hanoi","placeType":{"code":7,"name":"Town"},"url":"http:\/\/where.yahooapis.com\/v1\/place\/1236594","parentid":23424984,"country":"Vietnam","woeid":1236594,"countryCode":"VN"},{"name":"Hai Phong","placeType":{"code":7,"name":"Town"},"url":"http:\/\/where.yahooapis.com\/v1\/place\/1236690","parentid":23424984,"country":"Vietnam","woeid":1236690,"countryCode":"VN"},{"name":"Can Tho","placeType":{"code":7,"name":"Town"},"url":"http:\/\/where.yahooapis.com\/v1\/place\/1252351","parentid":23424984,"country":"Vietnam","woeid":1252351,"countryCode":"VN"},{"name":"Da Nang","placeType":{"code":7,"name":"Town"},"url":"http:\/\/where.yahooapis.com\/v1\/place\/</text:span><text:soft-page-break/><text:span text:style-name="T2">1252376","parentid":23424984,"country":"Vietnam","woeid":1252376,"countryCode":"VN"},{"name":"Ho Chi Minh City","placeType":{"code":7,"name":"Town"},"url":"http:\/\/where.yahooapis.com\/v1\/place\/1252431","parentid":23424984,"country":"Vietnam","woeid":1252431,"countryCode":"VN"},{"name":"Algiers","placeType":{"code":7,"name":"Town"},"url":"http:\/\/where.yahooapis.com\/v1\/place\/1253079","parentid":23424740,"country":"Algeria","woeid":1253079,"countryCode":"DZ"},{"name":"Accra","placeType":{"code":7,"name":"Town"},"url":"http:\/\/where.yahooapis.com\/v1\/place\/1326075","parentid":23424824,"country":"Ghana","woeid":1326075,"countryCode":"GH"},{"name":"Kumasi","placeType":{"code":7,"name":"Town"},"url":"http:\/\/where.yahooapis.com\/v1\/place\/1330595","parentid":23424824,"country":"Ghana","woeid":1330595,"countryCode":"GH"},{"name":"Benin City","placeType":{"code":7,"name":"Town"},"url":"http:\/\/where.yahooapis.com\/v1\/place\/1387660","parentid":23424908,"country":"Nigeria","woeid":1387660,"countryCode":"NG"},{"name":"Ibadan","placeType":{"code":7,"name":"Town"},"url":"http:\/\/where.yahooapis.com\/v1\/place\/1393672","parentid":23424908,"country":"Nigeria","woeid":1393672,"countryCode":"NG"},{"name":"Kaduna","placeType":{"code":7,"name":"Town"},"url":"http:\/\/where.yahooapis.com\/v1\/place\/1396439","parentid":23424908,"country":"Nigeria","woeid":1396439,"countryCode":"NG"},{"name":"Kano","placeType":{"code":7,"name":"Town"},"url":"http:\/\/where.yahooapis.com\/v1\/place\/1396803","parentid":23424908,"country":"Nigeria","woeid":1396803,"countryCode":"NG"},{"name":"Lagos","placeType":{"code":7,"name":"Town"},"url":"http:\/\/where.yahooapis.com\/v1\/place\/1398823","parentid":23424908,"country":"Nigeria","woeid":1398823,"countryCode":"NG"},{"name":"Port Harcourt","placeType":{"code":7,"name":"Town"},"url":"http:\/\/where.yahooapis.com\/v1\/place\/1404447","parentid":23424908,"country":"Nigeria","woeid":1404447,"countryCode":"NG"},{"name":"Giza","placeType":{"code":7,"name":"Town"},"url":"http:\/\/where.yahooapis.com\/v1\/place\/1521643","parentid":23424802,"country":"Egypt","woeid":1521643,"countryCode":"EG"},{"name":"Cairo","placeType":{"code":7,"name":"Town"},"url":"http:\/\/where.yahooapis.com\/v1\/place\/1521894","parentid":23424802,"country":"Egypt","woeid":1521894,"countryCode":"EG"},{"name":"Alexandria","placeType":{"code":7,"name":"Town"},"url":"http:\/\/where.yahooapis.com\/v1\/place\/1522006","parentid":23424802,"country":"Egypt","woeid":1522006,"countryCode":"EG"},{"name":"Mombasa","placeType":{"code":7,"name":"Town"},"url":"http:\/\/where.yahooapis.com\/v1\/place\/1528335","parentid":23424863,"country":"Kenya","woeid":1528335,"countryCode":"KE"},{"name":"Nairobi","placeType":{"code":7,"name":"Town"},"url":"http:\/\/where.yahooapis.com\/v1\/place\/1528488","parentid":23424863,"country":"Kenya","woeid":1528488,"countryCode":"KE"},{"name":"Durban","placeType":{"code":7,"name":"Town"},"url":"http:\/\/where.yahooapis.com\/v1\/place\/1580913","parentid":23424942,"country":"South Africa","woeid":1580913,"countryCode":"ZA"},{"name":"Johannesburg","placeType":{"code":7,"name":"Town"},"url":"http:\/\/where.yahooapis.com\/v1\/place\/1582504","parentid":23424942,"country":"South Africa","woeid":1582504,"countryCode":"ZA"},{"name":"Port Elizabeth","placeType":{"code":7,"name":"Town"},"url":"http:\/\/where.yahooapis.com\/v1\/place\/1586614","parentid":23424942,"country":"South Africa","woeid":1586614,"countryCode":"ZA"},{"name":"Pretoria","placeType":{"code":7,"name":"Town"},"url":"http:\/\/where.yahooapis.com\/v1\/place\/1586638","parentid":23424942,"country":"South Africa","woeid":1586638,"countryCode":"ZA"},{"name":"Soweto","placeType":{"code":22,"name":"Unknown"},"url":"http:\/\/where.yahooapis.com\/v1\/place\/1587677","parentid":23424942,"country":"South Africa","woeid":1587677,"countryCode":"ZA"},{"name":"Cape Town","placeType":{"code":7,"name":"Town"},"url":"http:\/\/where.yahooapis.com\/v1\/place\/1591691","parentid":23424942,"country":"South </text:span><text:soft-page-break/><text:span text:style-name="T2">Africa","woeid":1591691,"countryCode":"ZA"},{"name":"Medina","placeType":{"code":7,"name":"Town"},"url":"http:\/\/where.yahooapis.com\/v1\/place\/1937801","parentid":23424938,"country":"Saudi Arabia","woeid":1937801,"countryCode":"SA"},{"name":"Dammam","placeType":{"code":7,"name":"Town"},"url":"http:\/\/where.yahooapis.com\/v1\/place\/1939574","parentid":23424938,"country":"Saudi Arabia","woeid":1939574,"countryCode":"SA"},{"name":"Riyadh","placeType":{"code":7,"name":"Town"},"url":"http:\/\/where.yahooapis.com\/v1\/place\/1939753","parentid":2342</text:span></text:p>
      <text:p text:style-name="P2"><text:span text:style-name="T2">4938,"country":"Saudi Arabia","woeid":1939753,"countryCode":"SA"},{"name":"Jeddah","placeType":{"code":7,"name":"Town"},"url":"http:\/\/where.yahooapis.com\/v1\/place\/1939873","parentid":23424938,"country":"Saudi Arabia","woeid":1939873,"countryCode":"SA"},{"name":"Mecca","placeType":{"code":7,"name":"Town"},"url":"http:\/\/where.yahooapis.com\/v1\/place\/1939897","parentid":23424938,"country":"Saudi Arabia","woeid":1939897,"countryCode":"SA"},{"name":"Sharjah","placeType":{"code":7,"name":"Town"},"url":"http:\/\/where.yahooapis.com\/v1\/place\/1940119","parentid":23424738,"country":"United Arab Emirates","woeid":1940119,"countryCode":"AE"},{"name":"Abu Dhabi","placeType":{"code":7,"name":"Town"},"url":"http:\/\/where.yahooapis.com\/v1\/place\/1940330","parentid":23424738,"country":"United Arab Emirates","woeid":1940330,"countryCode":"AE"},{"name":"Dubai","placeType":{"code":7,"name":"Town"},"url":"http:\/\/where.yahooapis.com\/v1\/place\/1940345","parentid":23424738,"country":"United Arab Emirates","woeid":1940345,"countryCode":"AE"},{"name":"Haifa","placeType":{"code":7,"name":"Town"},"url":"http:\/\/where.yahooapis.com\/v1\/place\/1967449","parentid":23424852,"country":"Israel","woeid":1967449,"countryCode":"IL"},{"name":"Tel Aviv","placeType":{"code":7,"name":"Town"},"url":"http:\/\/where.yahooapis.com\/v1\/place\/1968212","parentid":23424852,"country":"Israel","woeid":1968212,"countryCode":"IL"},{"name":"Jerusalem","placeType":{"code":7,"name":"Town"},"url":"http:\/\/where.yahooapis.com\/v1\/place\/1968222","parentid":23424852,"country":"Israel","woeid":1968222,"countryCode":"IL"},{"name":"Amman","placeType":{"code":7,"name":"Town"},"url":"http:\/\/where.yahooapis.com\/v1\/place\/1968902","parentid":23424860,"country":"Jordan","woeid":1968902,"countryCode":"JO"},{"name":"Chelyabinsk","placeType":{"code":7,"name":"Town"},"url":"http:\/\/where.yahooapis.com\/v1\/place\/1997422","parentid":23424936,"country":"Russia","woeid":1997422,"countryCode":"RU"},{"name":"Khabarovsk","placeType":{"code":7,"name":"Town"},"url":"http:\/\/where.yahooapis.com\/v1\/place\/2018708","parentid":23424936,"country":"Russia","woeid":2018708,"countryCode":"RU"},{"name":"Krasnodar","placeType":{"code":7,"name":"Town"},"url":"http:\/\/where.yahooapis.com\/v1\/place\/2028717","parentid":23424936,"country":"Russia","woeid":2028717,"countryCode":"RU"},{"name":"Krasnoyarsk","placeType":{"code":7,"name":"Town"},"url":"http:\/\/where.yahooapis.com\/v1\/place\/2029043","parentid":23424936,"country":"Russia","woeid":2029043,"countryCode":"RU"},{"name":"Samara","placeType":{"code":7,"name":"Town"},"url":"http:\/\/where.yahooapis.com\/v1\/place\/2077746","parentid":23424936,"country":"Russia","woeid":2077746,"countryCode":"RU"},{"name":"Voronezh","placeType":{"code":7,"name":"Town"},"url":"http:\/\/where.yahooapis.com\/v1\/place\/2108210","parentid":23424936,"country":"Russia","woeid":2108210,"countryCode":"RU"},{"name":"Yekaterinburg","placeType":{"code":7,"name":"Town"},"url":"http:\/\/where.yahooapis.com\/v1\/place\/2112237","parentid":23424936,"country":"Russia","woeid":2112237,"countryCode":"RU"},{"name":"Irkutsk","placeType":{"code":7,"name":"Town"},"url":"http:\/\/where.yahooapis.com\/v1\/place\/2121040","parentid":23424936,"country":"Russia","woeid":2121040,"countryCode":"RU"},</text:span><text:soft-page-break/><text:span text:style-name="T2">{"name":"Kazan","placeType":{"code":7,"name":"Town"},"url":"http:\/\/where.yahooapis.com\/v1\/place\/2121267","parentid":23424936,"country":"Russia","woeid":2121267,"countryCode":"RU"},{"name":"Moscow","placeType":{"code":7,"name":"Town"},"url":"http:\/\/where.yahooapis.com\/v1\/place\/2122265","parentid":23424936,"country":"Russia","woeid":2122265,"countryCode":"RU"},{"name":"Nizhny Novgorod","placeType":{"code":7,"name":"Town"},"url":"http:\/\/where.yahooapis.com\/v1\/place\/2122471","parentid":23424936,"country":"Russia","woeid":2122471,"countryCode":"RU"},{"name":"Novosibirsk","placeType":{"code":7,"name":"Town"},"url":"http:\/\/where.yahooapis.com\/v1\/place\/2122541","parentid":23424936,"country":"Russia","woeid":2122541,"countryCode":"RU"},{"name":"Omsk","placeType":{"code":7,"name":"Town"},"url":"http:\/\/where.yahooapis.com\/v1\/place\/2122641","parentid":23424936,"country":"Russia","woeid":2122641,"countryCode":"RU"},{"name":"Perm","placeType":{"code":7,"name":"Town"},"url":"http:\/\/where.yahooapis.com\/v1\/place\/2122814","parentid":23424936,"country":"Russia","woeid":2122814,"countryCode":"RU"},{"name":"Rostov-on-Don","placeType":{"code":7,"name":"Town"},"url":"http:\/\/where.yahooapis.com\/v1\/place\/2123177","parentid":23424936,"country":"Russia","woeid":2123177,"countryCode":"RU"},{"name":"Saint Petersburg","placeType":{"code":7,"name":"Town"},"url":"http:\/\/where.yahooapis.com\/v1\/place\/2123260","parentid":23424936,"country":"Russia","woeid":2123260,"countryCode":"RU"},{"name":"Ufa","placeType":{"code":7,"name":"Town"},"url":"http:\/\/where.yahooapis.com\/v1\/place\/2124045","parentid":23424936,"country":"Russia","woeid":2124045,"countryCode":"RU"},{"name":"Vladivostok","placeType":{"code":7,"name":"Town"},"url":"http:\/\/where.yahooapis.com\/v1\/place\/2124288","parentid":23424936,"country":"Russia","woeid":2124288,"countryCode":"RU"},{"name":"Volgograd","placeType":{"code":7,"name":"Town"},"url":"http:\/\/where.yahooapis.com\/v1\/place\/2124298","parentid":23424936,"country":"Russia","woeid":2124298,"countryCode":"RU"},{"name":"Karachi","placeType":{"code":7,"name":"Town"},"url":"http:\/\/where.yahooapis.com\/v1\/place\/2211096","parentid":23424922,"country":"Pakistan","woeid":2211096,"countryCode":"PK"},{"name":"Lahore","placeType":{"code":7,"name":"Town"},"url":"http:\/\/where.yahooapis.com\/v1\/place\/2211177","parentid":23424922,"country":"Pakistan","woeid":2211177,"countryCode":"PK"},{"name":"Multan","placeType":{"code":7,"name":"Town"},"url":"http:\/\/where.yahooapis.com\/v1\/place\/2211269","parentid":23424922,"country":"Pakistan","woeid":2211269,"countryCode":"PK"},{"name":"Rawalpindi","placeType":{"code":7,"name":"Town"},"url":"http:\/\/where.yahooapis.com\/v1\/place\/2211387","parentid":23424922,"country":"Pakistan","woeid":2211387,"countryCode":"PK"},{"name":"Faisalabad","placeType":{"code":7,"name":"Town"},"url":"http:\/\/where.yahooapis.com\/v1\/place\/2211574","parentid":23424922,"country":"Pakistan","woeid":2211574,"countryCode":"PK"},{"name":"Muscat","placeType":{"code":7,"name":"Town"},"url":"http:\/\/where.yahooapis.com\/v1\/place\/2268284","parentid":23424898,"country":"Oman","woeid":2268284,"countryCode":"OM"},{"name":"Nagpur","placeType":{"code":7,"name":"Town"},"url":"http:\/\/where.yahooapis.com\/v1\/place\/2282863","parentid":23424848,"country":"India","woeid":2282863,"countryCode":"IN"},{"name":"Lucknow","placeType":{"code":7,"name":"Town"},"url":"http:\/\/where.yahooapis.com\/v1\/place\/2295377","parentid":23424848,"country":"India","woeid":2295377,"countryCode":"IN"},{"name":"Kanpur","placeType":{"code":7,"name":"Town"},"url":"http:\/\/where.yahooapis.com\/v1\/place\/2295378","parentid":23424848,"country":"India","woeid":2295378,"countryCode":"IN"},{"name":"Patna","placeType":{"code":7,"name":"Town"},"url":"http:\/\/where.yahooapis.com\/v1\/place\/2295381","parentid":23424848,"country":"India","woeid":2295381,"countryCode":"IN"},{"name":"Ranchi","placeType":{"code":7,"name":"Town"},"url":"http:\/\/where.yahooapis.com\/v1\/place\/2295383","parentid":23424848,"country":"India","woeid":2295383,"countryCode":"IN"},</text:span><text:soft-page-break/><text:span text:style-name="T2">{"name":"Kolkata","placeType":{"code":7,"name":"Town"},"url":"http:\/\/where.yahooapis.com\/v1\/place\/2295386","parentid":23424848,"country":"India","woeid":2295386,"countryCode":"IN"},{"name":"Srinagar","placeType":{"code":7,"name":"Town"},"url":"http:\/\/where.yahooapis.com\/v1\/place\/2295387","parentid":23424848,"country":"India","woeid":2295387,"countryCode":"IN"},{"name":"Amritsar","placeType":{"code":7,"name":"Town"},"url":"http:\/\/where.yahooapis.com\/v1\/place\/2295388","parentid":23424848,"country":"India","woeid":2295388,"countryCode":"IN"},{"name":"Jaipur","placeType":{"code":7,"name":"Town"},"url":"http:\/\/where.yahooapis.com\/v1\/place\/2295401","parentid":23424848,"country":"India","woeid":2295401,"countryCode":"IN"},{"name":"Ahmedabad","placeType":{"code":7,"name":"Town"},"url":"http:\/\/where.yahooapis.com\/v1\/place\/2295402","parentid":23424848,"country":"India","woeid":2295402,"countryCode":"IN"},{"name":"Rajkot","placeType":{"code":7,"name":"Town"},"url":"http:\/\/where.yahooapis.com\/v1\/place\/2295404","parentid":23424848,"country":"India","woeid":2295404,"countryCode":"IN"},{"name":"Surat","placeType":{"code":7,"name":"Town"},"url":"http:\/\/where.yahooapis.com\/v1\/place\/2295405","parentid":23424848,"country":"India","woeid":2295405,"countryCode":"IN"},{"name":"Bhopal","placeType":{"code":7,"name":"Town"},"url":"http:\/\/where.yahooapis.com\/v1\/place\/2295407","parentid":23424848,"country":"India","woeid":2295407,"countryCode":"IN"},{"name":"Indore","placeType":{"code":7,"name":"Town"},"url":"http:\/\/where.yahooapis.com\/v1\/place\/2295408","parentid":23424848,"country":"India","woeid":2295408,"countryCode":"IN"},{"name":"Thane","placeType":{"code":7,"name":"Town"},"url":"http:\/\/where.yahooapis.com\/v1\/place\/2295410","parentid":23424848,"country":"India","woeid":2295410,"countryCode":"IN"},{"name":"Mumbai","placeType":{"code":7,"name":"Town"},"url":"http:\/\/where.yahooapis.com\/v1\/place\/2295411","parentid":23424848,"country":"India","woeid":2295411,"countryCode":"IN"},{"name":"Pune","placeType":{"code":7,"name":"Town"},"url":"http:\/\/where.yahooapis.com\/v1\/place\/2295412","parentid":23424848,"country":"India","woeid":2295412,"countryCode":"IN"},{"name":"Hyderabad","placeType":{"code":7,"name":"Town"},"url":"http:\/\/where.yahooapis.com\/v1\/place\/2295414","parentid":23424848,"country":"India","woeid":2295414,"countryCode":"IN"},{"name":"Bangalore","placeType":{"code":7,"name":"Town"},"url":"http:\/\/where.yahooapis.com\/v1\/place\/2295420","parentid":23424848,"cou</text:span></text:p>
      <text:p text:style-name="P2"><text:span text:style-name="T2">ntry":"India","woeid":2295420,"countryCode":"IN"},{"name":"Chennai","placeType":{"code":7,"name":"Town"},"url":"http:\/\/where.yahooapis.com\/v1\/place\/2295424","parentid":23424848,"country":"India","woeid":2295424,"countryCode":"IN"},{"name":"Mersin","placeType":{"code":7,"name":"Town"},"url":"http:\/\/where.yahooapis.com\/v1\/place\/2323778","parentid":23424969,"country":"Turkey","woeid":2323778,"countryCode":"TR"},{"name":"Adana","placeType":{"code":7,"name":"Town"},"url":"http:\/\/where.yahooapis.com\/v1\/place\/2343678","parentid":23424969,"country":"Turkey","woeid":2343678,"countryCode":"TR"},{"name":"Ankara","placeType":{"code":7,"name":"Town"},"url":"http:\/\/where.yahooapis.com\/v1\/place\/2343732","parentid":23424969,"country":"Turkey","woeid":2343732,"countryCode":"TR"},{"name":"Antalya","placeType":{"code":7,"name":"Town"},"url":"http:\/\/where.yahooapis.com\/v1\/place\/2343733","parentid":23424969,"country":"Turkey","woeid":2343733,"countryCode":"TR"},{"name":"Bursa","placeType":{"code":7,"name":"Town"},"url":"http:\/\/where.yahooapis.com\/v1\/place\/2343843","parentid":23424969,"country":"Turkey","woeid":2343843,"countryCode":"TR"},{"name":"Diyarbak\u0131r","placeType":{"code":7,"name":"Town"},"url":"http:\/\/where.yahooapis.com\/v1\/place\/2343932","parentid":23424969,"country":"Turkey","woeid":2343932,"countryCode":"TR"},{"name":"Eski\u015Fehir","placeType":{"code":7,"name":"Town"},"url":"http:\/\/where.yahooapis.com\/v1\/place\/2343980","parentid":23424969,"country":"Turkey","woeid":2343980,"countryCode":"TR"},{"name":"Gaziantep","placeType":{"code":7,"name":"Town"},"url":"http:\/\/where.yahooapis.com\/v1\/place\/2343999","parentid":23424969,"country":"Turkey","woeid":2343999,"countryCode":"TR"},</text:span><text:soft-page-break/><text:span text:style-name="T2">{"name":"Istanbul","placeType":{"code":7,"name":"Town"},"url":"http:\/\/where.yahooapis.com\/v1\/place\/2344116","parentid":23424969,"country":"Turkey","woeid":2344116,"countryCode":"TR"},{"name":"Izmir","placeType":{"code":7,"name":"Town"},"url":"http:\/\/where.yahooapis.com\/v1\/place\/2344117","parentid":23424969,"country":"Turkey","woeid":2344117,"countryCode":"TR"},{"name":"Kayseri","placeType":{"code":7,"name":"Town"},"url":"http:\/\/where.yahooapis.com\/v1\/place\/2344174","parentid":23424969,"country":"Turkey","woeid":2344174,"countryCode":"TR"},{"name":"Konya","placeType":{"code":7,"name":"Town"},"url":"http:\/\/where.yahooapis.com\/v1\/place\/2344210","parentid":23424969,"country":"Turkey","woeid":2344210,"countryCode":"TR"},{"name":"Okinawa","placeType":{"code":7,"name":"Town"},"url":"http:\/\/where.yahooapis.com\/v1\/place\/2345896","parentid":23424856,"country":"Japan","woeid":2345896,"countryCode":"JP"},{"name":"Daejeon","placeType":{"code":7,"name":"Town"},"url":"http:\/\/where.yahooapis.com\/v1\/place\/2345975","parentid":23424868,"country":"Korea","woeid":2345975,"countryCode":"KR"},{"name":"Auckland","placeType":{"code":7,"name":"Town"},"url":"http:\/\/where.yahooapis.com\/v1\/place\/2348079","parentid":23424916,"country":"New Zealand","woeid":2348079,"countryCode":"NZ"},{"name":"Albuquerque","placeType":{"code":7,"name":"Town"},"url":"http:\/\/where.yahooapis.com\/v1\/place\/2352824","parentid":23424977,"country":"United States","woeid":2352824,"countryCode":"US"},{"name":"Atlanta","placeType":{"code":7,"name":"Town"},"url":"http:\/\/where.yahooapis.com\/v1\/place\/2357024","parentid":23424977,"country":"United States","woeid":2357024,"countryCode":"US"},{"name":"Austin","placeType":{"code":7,"name":"Town"},"url":"http:\/\/where.yahooapis.com\/v1\/place\/2357536","parentid":23424977,"country":"United States","woeid":2357536,"countryCode":"US"},{"name":"Baltimore","placeType":{"code":7,"name":"Town"},"url":"http:\/\/where.yahooapis.com\/v1\/place\/2358820","parentid":23424977,"country":"United States","woeid":2358820,"countryCode":"US"},{"name":"Baton Rouge","placeType":{"code":7,"name":"Town"},"url":"http:\/\/where.yahooapis.com\/v1\/place\/2359991","parentid":23424977,"country":"United States","woeid":2359991,"countryCode":"US"},{"name":"Birmingham","placeType":{"code":7,"name":"Town"},"url":"http:\/\/where.yahooapis.com\/v1\/place\/2364559","parentid":23424977,"country":"United States","woeid":2364559,"countryCode":"US"},{"name":"Boston","placeType":{"code":7,"name":"Town"},"url":"http:\/\/where.yahooapis.com\/v1\/place\/2367105","parentid":23424977,"country":"United States","woeid":2367105,"countryCode":"US"},{"name":"Charlotte","placeType":{"code":7,"name":"Town"},"url":"http:\/\/where.yahooapis.com\/v1\/place\/2378426","parentid":23424977,"country":"United States","woeid":2378426,"countryCode":"US"},{"name":"Chicago","placeType":{"code":7,"name":"Town"},"url":"http:\/\/where.yahooapis.com\/v1\/place\/2379574","parentid":23424977,"country":"United States","woeid":2379574,"countryCode":"US"},{"name":"Cincinnati","placeType":{"code":7,"name":"Town"},"url":"http:\/\/where.yahooapis.com\/v1\/place\/2380358","parentid":23424977,"country":"United States","woeid":2380358,"countryCode":"US"},{"name":"Cleveland","placeType":{"code":7,"name":"Town"},"url":"http:\/\/where.yahooapis.com\/v1\/place\/2381475","parentid":23424977,"country":"United States","woeid":2381475,"countryCode":"US"},{"name":"Colorado Springs","placeType":{"code":7,"name":"Town"},"url":"http:\/\/where.yahooapis.com\/v1\/place\/2383489","parentid":23424977,"country":"United States","woeid":2383489,"countryCode":"US"},{"name":"Columbus","placeType":{"code":7,"name":"Town"},"url":"http:\/\/where.yahooapis.com\/v1\/place\/2383660","parentid":23424977,"country":"United States","woeid":2383660,"countryCode":"US"},{"name":"Dallas-Ft. Worth","placeType":{"code":7,"name":"Town"},"url":"http:\/\/where.yahooapis.com\/v1\/place\/</text:span><text:soft-page-break/><text:span text:style-name="T2">2388929","parentid":23424977,"country":"United States","woeid":2388929,"countryCode":"US"},{"name":"Denver","placeType":{"code":7,"name":"Town"},"url":"http:\/\/where.yahooapis.com\/v1\/place\/2391279","parentid":23424977,"country":"United States","woeid":2391279,"countryCode":"US"},{"name":"Detroit","placeType":{"code":7,"name":"Town"},"url":"http:\/\/where.yahooapis.com\/v1\/place\/2391585","parentid":23424977,"country":"United States","woeid":2391585,"countryCode":"US"},{"name":"El Paso","placeType":{"code":7,"name":"Town"},"url":"http:\/\/where.yahooapis.com\/v1\/place\/2397816","parentid":23424977,"country":"United States","woeid":2397816,"countryCode":"US"},{"name":"Fresno","placeType":{"code":7,"name":"Town"},"url":"http:\/\/where.yahooapis.com\/v1\/place\/2407517","parentid":23424977,"country":"United States","woeid":2407517,"countryCode":"US"},{"name":"Greensboro","placeType":{"code":7,"name":"Town"},"url":"http:\/\/where.yahooapis.com\/v1\/place\/2414469","parentid":23424977,"country":"United States","woeid":2414469,"countryCode":"US"},{"name":"Harrisburg","placeType":{"code":7,"name":"Town"},"url":"http:\/\/where.yahooapis.com\/v1\/place\/2418046","parentid":23424977,"country":"United States","woeid":2418046,"countryCode":"US"},{"name":"Honolulu","placeType":{"code":7,"name":"Town"},"url":"http:\/\/where.yahooapis.com\/v1\/place\/2423945","parentid":23424977,"country":"United States","woeid":2423945,"countryCode":"US"},{"name":"Houston","placeType":{"code":7,"name":"Town"},"url":"http:\/\/where.yahooapis.com\/v1\/place\/2424766","parentid":23424977,"country":"United States","woeid":2424766,"countryCode":"US"},{"name":"Indianapolis","placeType":{"code":7,"name":"Town"},"url":"http:\/\/where.yahooapis.com\/v1\/place\/2427032","parentid":23424977,"country":"United States","woeid":2427032,"countryCode":"US"},{"name":"Jackson","placeType":{"code":7,"name":"Town"},"url":"http:\/\/where.yahooapis.com\/v1\/place\/2428184","parentid":23424977,"country":"United States","woeid":2428184,"countryCode":"US"},{"name":"Jacksonville","placeType":{"code":7,"name":"Town"},"url":"http:\/\/where.yahooapis.com\/v1\/place\/2428344","parentid":23424977,"country":"United States","woeid":2428344,"countryCode":"US"},{"name":"Kansas City","placeType":{"code":7,"name":"Town"},"url":"http:\/\/where.yahooapis.com\/v1\/place\/2430683","parentid":23424977,"country":"United States","woeid":2430683,"countryCode":"US"},{"name":"Las Vegas","placeType":{"code":7,"name":"Town"},"url":"http:\/\/where.yahooapis.com\/v1\/place\/2436704","parentid":23424977,"country":"United States","woeid":2436704,"countryCode":"US"},{"name":"Long Beach","placeType":{"code":7,"name":"Town"},"url":"http:\/\/where.yahooapis.com\/v1\/place\/2441472","parentid":23424977,"country":"United States","woeid":2441472,"countryCode":"US"},{"name":"Los Angeles","placeType":{"code":7,"name":"Town"},"url":"http:\/\/where.yahooapis.com\/v1\/place\/2442047","parentid":23424977,"country":"United States","woeid":2442047,"countryCode":"US"},{"name":"Louisville","placeType":{"code":7,"name":"Town"},"url":"http:\/\/where.yahooapis.com\/v1\/place\/2442327","parentid":23424977,"country":"United States","woeid":2442327,"countryCode":"US"},{"name":"Memphis","placeType":{"code":7,"name":"Town"},"url":"http:\/\/where.yahooapis.com\/v1\/place\/2449323","parentid":23424977,"country":"United States","woeid":2449323,"countryCode":"US"},{"name":"Mesa","placeType":{"code":7,"name":"Town"},"url":"http:\/\/where.yahooapis.com\/v1\/place\/2449808","parentid":23424977,"country":"United States","woeid":2449808,"countryCode":"US"},{"name":"Miami","placeType":{"code":7,"name":"Town"},"url":"http:\/\/where.yahooapis.com\/v1\/place\/2450022","parentid":23424977,"country":"United States","woeid":2450022,"countryCode":"US"},</text:span><text:soft-page-break/><text:span text:style-name="T2">{"name":"Milwaukee","placeType":{"code":7,"name":"Town"},"url":"http:\/\/where.yahooapis.com\/v1\/place\/2451822","parentid":23424977,"country":"United States","woeid":2451822,"countryCode":"US"},{"name":"Minneapolis","placeType":{"code":7,"name":"Town"},"url":"http:\/\/where.yahooapis.com\/v1\/place\/2452078","parentid":23424977,"country":"United States","woeid":2452078,"countryCode":"US"},{"name":"Nashville","placeType":{"code":7,"name":"Town"},"url":"http:\/\/where.yahooapi</text:span></text:p>
      <text:p text:style-name="P2"><text:span text:style-name="T2">s.com\/v1\/place\/2457170","parentid":23424977,"country":"United States","woeid":2457170,"countryCode":"US"},{"name":"New Haven","placeType":{"code":7,"name":"Town"},"url":"http:\/\/where.yahooapis.com\/v1\/place\/2458410","parentid":23424977,"country":"United States","woeid":2458410,"countryCode":"US"},{"name":"New Orleans","placeType":{"code":7,"name":"Town"},"url":"http:\/\/where.yahooapis.com\/v1\/place\/2458833","parentid":23424977,"country":"United States","woeid":2458833,"countryCode":"US"},{"name":"New York","placeType":{"code":7,"name":"Town"},"url":"http:\/\/where.yahooapis.com\/v1\/place\/2459115","parentid":23424977,"country":"United States","woeid":2459115,"countryCode":"US"},{"name":"Norfolk","placeType":{"code":7,"name":"Town"},"url":"http:\/\/where.yahooapis.com\/v1\/place\/2460389","parentid":23424977,"country":"United States","woeid":2460389,"countryCode":"US"},{"name":"Oklahoma City","placeType":{"code":7,"name":"Town"},"url":"http:\/\/where.yahooapis.com\/v1\/place\/2464592","parentid":23424977,"country":"United States","woeid":2464592,"countryCode":"US"},{"name":"Omaha","placeType":{"code":7,"name":"Town"},"url":"http:\/\/where.yahooapis.com\/v1\/place\/2465512","parentid":23424977,"country":"United States","woeid":2465512,"countryCode":"US"},{"name":"Orlando","placeType":{"code":7,"name":"Town"},"url":"http:\/\/where.yahooapis.com\/v1\/place\/2466256","parentid":23424977,"country":"United States","woeid":2466256,"countryCode":"US"},{"name":"Philadelphia","placeType":{"code":7,"name":"Town"},"url":"http:\/\/where.yahooapis.com\/v1\/place\/2471217","parentid":23424977,"country":"United States","woeid":2471217,"countryCode":"US"},{"name":"Phoenix","placeType":{"code":7,"name":"Town"},"url":"http:\/\/where.yahooapis.com\/v1\/place\/2471390","parentid":23424977,"country":"United States","woeid":2471390,"countryCode":"US"},{"name":"Pittsburgh","placeType":{"code":7,"name":"Town"},"url":"http:\/\/where.yahooapis.com\/v1\/place\/2473224","parentid":23424977,"country":"United States","woeid":2473224,"countryCode":"US"},{"name":"Portland","placeType":{"code":7,"name":"Town"},"url":"http:\/\/where.yahooapis.com\/v1\/place\/2475687","parentid":23424977,"country":"United States","woeid":2475687,"countryCode":"US"},{"name":"Providence","placeType":{"code":7,"name":"Town"},"url":"http:\/\/where.yahooapis.com\/v1\/place\/2477058","parentid":23424977,"country":"United States","woeid":2477058,"countryCode":"US"},{"name":"Raleigh","placeType":{"code":7,"name":"Town"},"url":"http:\/\/where.yahooapis.com\/v1\/place\/2478307","parentid":23424977,"country":"United States","woeid":2478307,"countryCode":"US"},{"name":"Richmond","placeType":{"code":7,"name":"Town"},"url":"http:\/\/where.yahooapis.com\/v1\/place\/2480894","parentid":23424977,"country":"United States","woeid":2480894,"countryCode":"US"},{"name":"Sacramento","placeType":{"code":7,"name":"Town"},"url":"http:\/\/where.yahooapis.com\/v1\/place\/2486340","parentid":23424977,"country":"United States","woeid":2486340,"countryCode":"US"},{"name":"St. Louis","placeType":{"code":7,"name":"Town"},"url":"http:\/\/where.yahooapis.com\/v1\/place\/2486982","parentid":23424977,"country":"United States","woeid":2486982,"countryCode":"US"},{"name":"Salt Lake City","placeType":</text:span><text:soft-page-break/><text:span text:style-name="T2">{"code":7,"name":"Town"},"url":"http:\/\/where.yahooapis.com\/v1\/place\/2487610","parentid":23424977,"country":"United States","woeid":2487610,"countryCode":"US"},{"name":"San Antonio","placeType":{"code":7,"name":"Town"},"url":"http:\/\/where.yahooapis.com\/v1\/place\/2487796","parentid":23424977,"country":"United States","woeid":2487796,"countryCode":"US"},{"name":"San Diego","placeType":{"code":7,"name":"Town"},"url":"http:\/\/where.yahooapis.com\/v1\/place\/2487889","parentid":23424977,"country":"United States","woeid":2487889,"countryCode":"US"},{"name":"San Francisco","placeType":{"code":7,"name":"Town"},"url":"http:\/\/where.yahooapis.com\/v1\/place\/2487956","parentid":23424977,"country":"United States","woeid":2487956,"countryCode":"US"},{"name":"San Jose","placeType":{"code":7,"name":"Town"},"url":"http:\/\/where.yahooapis.com\/v1\/place\/2488042","parentid":23424977,"country":"United States","woeid":2488042,"countryCode":"US"},{"name":"Seattle","placeType":{"code":7,"name":"Town"},"url":"http:\/\/where.yahooapis.com\/v1\/place\/2490383","parentid":23424977,"country":"United States","woeid":2490383,"countryCode":"US"},{"name":"Tallahassee","placeType":{"code":7,"name":"Town"},"url":"http:\/\/where.yahooapis.com\/v1\/place\/2503713","parentid":23424977,"country":"United States","woeid":2503713,"countryCode":"US"},{"name":"Tampa","placeType":{"code":7,"name":"Town"},"url":"http:\/\/where.yahooapis.com\/v1\/place\/2503863","parentid":23424977,"country":"United States","woeid":2503863,"countryCode":"US"},{"name":"Tucson","placeType":{"code":7,"name":"Town"},"url":"http:\/\/where.yahooapis.com\/v1\/place\/2508428","parentid":23424977,"country":"United States","woeid":2508428,"countryCode":"US"},{"name":"Virginia Beach","placeType":{"code":7,"name":"Town"},"url":"http:\/\/where.yahooapis.com\/v1\/place\/2512636","parentid":23424977,"country":"United States","woeid":2512636,"countryCode":"US"},{"name":"Washington","placeType":{"code":7,"name":"Town"},"url":"http:\/\/where.yahooapis.com\/v1\/place\/2514815","parentid":23424977,"country":"United States","woeid":2514815,"countryCode":"US"},{"name":"Osaka","placeType":{"code":7,"name":"Town"},"url":"http:\/\/where.yahooapis.com\/v1\/place\/15015370","parentid":23424856,"country":"Japan","woeid":15015370,"countryCode":"JP"},{"name":"Kyoto","placeType":{"code":7,"name":"Town"},"url":"http:\/\/where.yahooapis.com\/v1\/place\/15015372","parentid":23424856,"country":"Japan","woeid":15015372,"countryCode":"JP"},{"name":"Delhi","placeType":{"code":7,"name":"Town"},"url":"http:\/\/where.yahooapis.com\/v1\/place\/20070458","parentid":23424848,"country":"India","woeid":20070458,"countryCode":"IN"},{"name":"United Arab Emirates","placeType":{"code":12,"name":"Country"},"url":"http:\/\/where.yahooapis.com\/v1\/place\/23424738","parentid":1,"country":"United Arab Emirates","woeid":23424738,"countryCode":"AE"},{"name":"Algeria","placeType":{"code":12,"name":"Country"},"url":"http:\/\/where.yahooapis.com\/v1\/place\/23424740","parentid":1,"country":"Algeria","woeid":23424740,"countryCode":"DZ"},{"name":"Argentina","placeType":{"code":12,"name":"Country"},"url":"http:\/\/where.yahooapis.com\/v1\/place\/23424747","parentid":1,"country":"Argentina","woeid":23424747,"countryCode":"AR"},{"name":"Australia","placeType":{"code":12,"name":"Country"},"url":"http:\/\/where.yahooapis.com\/v1\/place\/23424748","parentid":1,"country":"Australia","woeid":23424748,"countryCode":"AU"},{"name":"Austria","placeType":{"code":12,"name":"Country"},"url":"http:\/\/where.yahooapis.com\/v1\/place\/23424750","parentid":1,"country":"Austria","woeid":23424750,"countryCode":"AT"},{"name":"Bahrain","placeType":{"code":12,"name":"Country"},"url":"http:\/\/where.yahooapis.com\/v1\/place\/23424753","parentid":1,"country":"Bahrain","woeid":23424753,"countryCode":"BH"},</text:span><text:soft-page-break/><text:span text:style-name="T2">{"name":"Belgium","placeType":{"code":12,"name":"Country"},"url":"http:\/\/where.yahooapis.com\/v1\/place\/23424757","parentid":1,"country":"Belgium","woeid":23424757,"countryCode":"BE"},{"name":"Belarus","placeType":{"code":12,"name":"Country"},"url":"http:\/\/where.yahooapis.com\/v1\/place\/23424765","parentid":1,"country":"Belarus","woeid":23424765,"countryCode":"BY"},{"name":"Brazil","placeType":{"code":12,"name":"Country"},"url":"http:\/\/where.yahooapis.com\/v1\/place\/23424768","parentid":1,"country":"Brazil","woeid":23424768,"countryCode":"BR"},{"name":"Canada","placeType":{"code":12,"name":"Country"},"url":"http:\/\/where.yahooapis.com\/v1\/place\/23424775","parentid":1,"country":"Canada","woeid":23424775,"countryCode":"CA"},{"name":"Chile","placeType":{"code":12,"name":"Country"},"url":"http:\/\/where.yahooapis.com\/v1\/place\/23424782","parentid":1,"country":"Chile","woeid":23424782,"countryCode":"CL"},{"name":"Colombia","placeType":{"code":12,"name":"Country"},"url":"http:\/\/where.yahooapis.com\/v1\/place\/23424787","parentid":1,"country":"Colombia","woeid":23424787,"countryCode":"CO"},{"name":"Denmark","placeType":{"code":12,"name":"Country"},"url":"http:\/\/where.yahooapis.com\/v1\/place\/23424796","parentid":1,"country":"Denmark","woeid":23424796,"countryCode":"DK"},{"name":"Dominican Republic","placeType":{"code":12,"name":"Country"},"url":"http:\/\/where.yahooapis.com\/v1\/place\/23424800","parentid":1,"country":"Dominican Republic","woeid":23424800,"countryCode":"DO"},{"name":"Ecuador","placeType":{"code":12,"name":"Country"},"url":"http:\/\/where.yahooapis.com\/v1\/place\/23424801","parentid":1,"country":"Ecuador","woeid":23424801,"countryCode":"EC"},{"name":"Egypt","placeType":{"code":12,"name":"Country"},"url":"http:\/\/where.yahooapis.com\/v1\/place\/23424802","parentid":1,"country":"Egypt","woeid":23424802,"countryCode":"EG"},{"name":"Ireland","placeType":{"code":12,"name":"Country"},"url":"http:\/\/where.yahooapis.com\/v1\/place\/23424803","parentid":1,"country":"Ireland","woeid":23424803,"countryCode":"IE"},{"name":"France","placeType":{"code":12,"name":"Country"},"url":"http:\/\/where.yahooapis.com\/v1\/place\/23424819","parentid":1,"country":"France","woeid":23424819,"countryCode":"FR"},{"name":"Ghana","placeType":{"code":12,"name":"Country"},"url":"http:\/\/where.yahooapis.com\/v1\/place\/23424824","parentid":1,"country":"Ghana","woeid":23424824,"countryCode":"GH"},{"name":"Germany","placeType":{"code":12,"name":"Country"},"url":"http:\/\/where.yahooapis.com\/v1\/place\/23424829","parentid":1,"country":"Germany","woeid":23424829,"countryCode":"DE"},{"name":"Greece","placeType":{"code":12,"name":"Country"},"url":"http:\/\/where.yahooapis.com\/v1\/place\/23424833","parentid":1,"country":"Greece","woeid":23424833,"countryCode":"GR"},{"name":"Guatemala","placeType":{"code":12,"name":"Country"},"url":"h</text:span></text:p>
      <text:p text:style-name="P2"><text:span text:style-name="T2">ttp:\/\/where.yahooapis.com\/v1\/place\/23424834","parentid":1,"country":"Guatemala","woeid":23424834,"countryCode":"GT"},{"name":"Indonesia","placeType":{"code":12,"name":"Country"},"url":"http:\/\/where.yahooapis.com\/v1\/place\/23424846","parentid":1,"country":"Indonesia","woeid":23424846,"countryCode":"ID"},{"name":"India","placeType":{"code":12,"name":"Country"},"url":"http:\/\/where.yahooapis.com\/v1\/place\/23424848","parentid":1,"country":"India","woeid":23424848,"countryCode":"IN"},{"name":"Israel","placeType":{"code":12,"name":"Country"},"url":"http:\/\/where.yahooapis.com\/v1\/place\/23424852","parentid":1,"country":"Israel","woeid":23424852,"countryCode":"IL"},{"name":"Italy","placeType":{"code":12,"name":"Country"},"url":"http:\/\/where.yahooapis.com\/v1\/place\/23424853","parentid":1,"country":"Italy","woeid":23424853,"countryCode":"IT"},{"name":"Japan","placeType":{"code":12,"name":"Country"},"url":"http:\/\/where.yahooapis.com\/v1\/place\/23424856","parentid":1,"country":"Japan","woeid":23424856,"countryCode":"JP"},</text:span><text:soft-page-break/><text:span text:style-name="T2">{"name":"Jordan","placeType":{"code":12,"name":"Country"},"url":"http:\/\/where.yahooapis.com\/v1\/place\/23424860","parentid":1,"country":"Jordan","woeid":23424860,"countryCode":"JO"},{"name":"Kenya","placeType":{"code":12,"name":"Country"},"url":"http:\/\/where.yahooapis.com\/v1\/place\/23424863","parentid":1,"country":"Kenya","woeid":23424863,"countryCode":"KE"},{"name":"Korea","placeType":{"code":12,"name":"Country"},"url":"http:\/\/where.yahooapis.com\/v1\/place\/23424868","parentid":1,"country":"Korea","woeid":23424868,"countryCode":"KR"},{"name":"Kuwait","placeType":{"code":12,"name":"Country"},"url":"http:\/\/where.yahooapis.com\/v1\/place\/23424870","parentid":1,"country":"Kuwait","woeid":23424870,"countryCode":"KW"},{"name":"Lebanon","placeType":{"code":12,"name":"Country"},"url":"http:\/\/where.yahooapis.com\/v1\/place\/23424873","parentid":1,"country":"Lebanon","woeid":23424873,"countryCode":"LB"},{"name":"Latvia","placeType":{"code":12,"name":"Country"},"url":"http:\/\/where.yahooapis.com\/v1\/place\/23424874","parentid":1,"country":"Latvia","woeid":23424874,"countryCode":"LV"},{"name":"Oman","placeType":{"code":12,"name":"Country"},"url":"http:\/\/where.yahooapis.com\/v1\/place\/23424898","parentid":1,"country":"Oman","woeid":23424898,"countryCode":"OM"},{"name":"Mexico","placeType":{"code":12,"name":"Country"},"url":"http:\/\/where.yahooapis.com\/v1\/place\/23424900","parentid":1,"country":"Mexico","woeid":23424900,"countryCode":"MX"},{"name":"Malaysia","placeType":{"code":12,"name":"Country"},"url":"http:\/\/where.yahooapis.com\/v1\/place\/23424901","parentid":1,"country":"Malaysia","woeid":23424901,"countryCode":"MY"},{"name":"Nigeria","placeType":{"code":12,"name":"Country"},"url":"http:\/\/where.yahooapis.com\/v1\/place\/23424908","parentid":1,"country":"Nigeria","woeid":23424908,"countryCode":"NG"},{"name":"Netherlands","placeType":{"code":12,"name":"Country"},"url":"http:\/\/where.yahooapis.com\/v1\/place\/23424909","parentid":1,"country":"Netherlands","woeid":23424909,"countryCode":"NL"},{"name":"Norway","placeType":{"code":12,"name":"Country"},"url":"http:\/\/where.yahooapis.com\/v1\/place\/23424910","parentid":1,"country":"Norway","woeid":23424910,"countryCode":"NO"},{"name":"New Zealand","placeType":{"code":12,"name":"Country"},"url":"http:\/\/where.yahooapis.com\/v1\/place\/23424916","parentid":1,"country":"New Zealand","woeid":23424916,"countryCode":"NZ"},{"name":"Peru","placeType":{"code":12,"name":"Country"},"url":"http:\/\/where.yahooapis.com\/v1\/place\/23424919","parentid":1,"country":"Peru","woeid":23424919,"countryCode":"PE"},{"name":"Pakistan","placeType":{"code":12,"name":"Country"},"url":"http:\/\/where.yahooapis.com\/v1\/place\/23424922","parentid":1,"country":"Pakistan","woeid":23424922,"countryCode":"PK"},{"name":"Poland","placeType":{"code":12,"name":"Country"},"url":"http:\/\/where.yahooapis.com\/v1\/place\/23424923","parentid":1,"country":"Poland","woeid":23424923,"countryCode":"PL"},{"name":"Panama","placeType":{"code":12,"name":"Country"},"url":"http:\/\/where.yahooapis.com\/v1\/place\/23424924","parentid":1,"country":"Panama","woeid":23424924,"countryCode":"PA"},{"name":"Portugal","placeType":{"code":12,"name":"Country"},"url":"http:\/\/where.yahooapis.com\/v1\/place\/23424925","parentid":1,"country":"Portugal","woeid":23424925,"countryCode":"PT"},{"name":"Qatar","placeType":{"code":12,"name":"Country"},"url":"http:\/\/where.yahooapis.com\/v1\/place\/23424930","parentid":1,"country":"Qatar","woeid":23424930,"countryCode":"QA"},{"name":"Philippines","placeType":{"code":12,"name":"Country"},"url":"http:\/\/where.yahooapis.com\/v1\/place\/23424934","parentid":1,"country":"Philippines","woeid":23424934,"countryCode":"PH"},{"name":"Puerto Rico","placeType":{"code":12,"name":"Country"},"url":"http:\/\/where.yahooapis.com\/v1\/place\/23424935","parentid":1,"country":"Puerto Rico","woeid":23424935,"countryCode":"PR"},{"name":"Russia","placeType":{"code":12,"name":"Country"},"url":"http:\/\/where.yahooapis.com\/</text:span><text:soft-page-break/><text:span text:style-name="T2">v1\/place\/23424936","parentid":1,"country":"Russia","woeid":23424936,"countryCode":"RU"},{"name":"Saudi Arabia","placeType":{"code":12,"name":"Country"},"url":"http:\/\/where.yahooapis.com\/v1\/place\/23424938","parentid":1,"country":"Saudi Arabia","woeid":23424938,"countryCode":"SA"},{"name":"South Africa","placeType":{"code":12,"name":"Country"},"url":"http:\/\/where.yahooapis.com\/v1\/place\/23424942","parentid":1,"country":"South Africa","woeid":23424942,"countryCode":"ZA"},{"name":"Singapore","placeType":{"code":12,"name":"Country"},"url":"http:\/\/where.yahooapis.com\/v1\/place\/23424948","parentid":1,"country":"Singapore","woeid":23424948,"countryCode":"SG"},{"name":"Spain","placeType":{"code":12,"name":"Country"},"url":"http:\/\/where.yahooapis.com\/v1\/place\/23424950","parentid":1,"country":"Spain","woeid":23424950,"countryCode":"ES"},{"name":"Sweden","placeType":{"code":12,"name":"Country"},"url":"http:\/\/where.yahooapis.com\/v1\/place\/23424954","parentid":1,"country":"Sweden","woeid":23424954,"countryCode":"SE"},{"name":"Switzerland","placeType":{"code":12,"name":"Country"},"url":"http:\/\/where.yahooapis.com\/v1\/place\/23424957","parentid":1,"country":"Switzerland","woeid":23424957,"countryCode":"CH"},{"name":"Thailand","placeType":{"code":12,"name":"Country"},"url":"http:\/\/where.yahooapis.com\/v1\/place\/23424960","parentid":1,"country":"Thailand","woeid":23424960,"countryCode":"TH"},{"name":"Turkey","placeType":{"code":12,"name":"Country"},"url":"http:\/\/where.yahooapis.com\/v1\/place\/23424969","parentid":1,"country":"Turkey","woeid":23424969,"countryCode":"TR"},{"name":"United Kingdom","placeType":{"code":12,"name":"Country"},"url":"http:\/\/where.yahooapis.com\/v1\/place\/23424975","parentid":1,"country":"United Kingdom","woeid":23424975,"countryCode":"GB"},{"name":"Ukraine","placeType":{"code":12,"name":"Country"},"url":"http:\/\/where.yahooapis.com\/v1\/place\/23424976","parentid":1,"country":"Ukraine","woeid":23424976,"countryCode":"UA"},{"name":"United States","placeType":{"code":12,"name":"Country"},"url":"http:\/\/where.yahooapis.com\/v1\/place\/23424977","parentid":1,"country":"United States","woeid":23424977,"countryCode":"US"},{"name":"Venezuela","placeType":{"code":12,"name":"Country"},"url":"http:\/\/where.yahooapis.com\/v1\/place\/23424982","parentid":1,"country":"Venezuela","woeid":23424982,"countryCode":"VE"},{"name":"Vietnam","placeType":{"code":12,"name":"Country"},"url":"http:\/\/where.yahooapis.com\/v1\/place\/23424984","parentid":1,"country":"Vietnam","woeid":23424984,"countryCode":"VN"},{"name":"Petaling","placeType":{"code":7,"name":"Town"},"url":"http:\/\/where.yahooapis.com\/v1\/place\/56013632","parentid":23424901,"country":"Malaysia","woeid":56013632,"countryCode":"MY"},{"name":"Hulu Langat","placeType":{"code":7,"name":"Town"},"url":"http:\/\/where.yahooapis.com\/v1\/place\/56013645","parentid":23424901,"country":"Malaysia","woeid":56013645,"countryCode":"MY"},{"name":"Ahsa","placeType":{"code":9,"name":"Unknown"},"url":"http:\/\/where.yahooapis.com\/v1\/place\/56120136","parentid":23424938,"country":"Saudi Arabia","woeid":56120136,"countryCode":"SA"},{"name":"Okayama","placeType":{"code":7,"name":"Town"},"url":"http:\/\/where.yahooapis.com\/v1\/place\/90036018","parentid":23424856,"country":"Japan","woeid":90036018,"countryCode":"JP"}]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Source_20_Text"><text:span text:style-name="T8">massmine --task=twitter-search --count=200 –query=love</text:span></text:span></text:p>
      <text:p text:style-name="P3"><text:span text:style-name="Source_20_Text"><text:span text:style-name="T8">……………………………………….</text:span></text:span></text:p>
      <text:p text:style-name="P3"><text:span text:style-name="Source_20_Text"><text:span text:style-name="T10">":false,"is_translator":false,"is_translation_enabled":false,"profile_background_color":"F5F8FA","profile_background_image_url":null,"profile_background_image_url_https":null,"profile_background_tile":false,"profile_image_url":"http://pbs.twimg.com/profile_images/1429200402516529154/ztRbgAwZ_normal.jpg","profile_image_url_https":"https://pbs.twimg.com/profile_images/1429200402516529154/ztRbgAwZ_normal.jpg","profile_banner_url":"https://pbs.twimg.com/profile_banners/1340766027005784064/1630976032","profile_link_color":"1DA1F2","profile_sidebar_border_color":"C0DEED","profile_sidebar_fill_color":"DDEEF6","profile_text_color":"333333","profile_use_background_image":true,"has_extended_profile":true,"default_profile":true,"default_profile_image":false,"following":false,"follow_request_sent":false,"notifications":false,"translator_type":"none","withheld_in_countries":[]},"geo":null,"coordinates":null,"place":null,"contributors":null,"retweeted_status":{"created_at":"Wed Sep 29 17:18:57 +0000 2021","id":1443264042773143561,"id_str":"1443264042773143561","text":"No hate in me its either all love or i dont give a fuck","truncated":false,"entities":{"hashtags":[],"symbols":[],"user_mentions":[],"urls":[]},"metadata":{"iso_language_code":"en","result_type":"recent"},"source":"&lt;a href=\"http://twitter.com/download/iphone\" rel=\"nofollow\"&gt;Twitter for iPhone&lt;/a&gt;","in_reply_to_status_id":null,"in_reply_to_status_id_str":null,"in_reply_to_user_id":null,"in_reply_to_user_id_str":null,"in_reply_to_screen_name":null,"user":{"id":1294288199729262593,"id_str":"1294288199729262593","name":"T A R I Q","screen_name":"localmenaceeee","location":"FL","description":"23 | Retired twitter celeb","url":null,"entities":{"description":{"urls":[]}},"protected":false,"followers_count":404,"friends_count":301,"listed_count":0,"created_at":"Fri Aug 14 15:02:16 +0000 2020","favourites_count":736,"utc_offset":null,"time_zone":null,"geo_enabled":false,"verified":false,"statuses_count":1378,"lang":null,"contributors_enabled":false,"is_translator":false,"is_translation_enabled":false,"profile_background_color":"F5F8FA","profile_background_image_url":null,"profile_background_image_url_https":null,"profile_background_tile":false,"profile_image_url":"http://pbs.twimg.com/profile_images/1419406732028260357/laHIFoWu_normal.jpg","profile_image_url_https":"https://pbs.twimg.com/profile_images/1419406732028260357/laHIFoWu_normal.jpg","profile_banner_url":"https://pbs.twimg.com/profile_banners/1294288199729262593/1626758270","profile_link_color":"1DA1F2","profile_sidebar_border_color":"C0DEED","profile_sidebar_fill_color":"DDEEF6","profile_text_color":"333333","profile_use_background_image":true,"has_extended_profile":false,"default_profile":true,"default_profile_image":false,"following":false,"follow_request_sent":false,"notifications":false,"translator_type":"none","withheld_in_countries":[]},"geo":null,"coordinates":null,"place":null,"contributors":null,"is_quote_status":false,"retweet_count":1,"favorite_count":0,"favorited":false,"retweeted":false,"lang":"en"},"is_quote_status":false,"retweet_count":1,"favorite_count":0,"favorited":false,"retweeted":false,"lang":"en"}</text:span></text:span></text:p>
      <text:p text:style-name="P3"><text:span text:style-name="Source_20_Text"><text:span text:style-name="T10">{"created_at":"Wed Sep 29 17:21:21 +0000 2021","id":1443264647080169483,"id_str":"1443264647080169483","text":"Love Hunters - There https://t.co/apfb5aYWwB via @YouTube","truncated":false,"entities":{"hashtags":[],"symbols":[],"user_mentions":[{"screen_name":"YouTube","name":"YouTube","id":10228272,"id_str":"10228272","indices":[49,57]}],"urls":[{"url":"https://t.co/apfb5aYWwB","expanded_url":"https://youtu.be/SEL9KlE3QZY","display_url":"youtu.be/SEL9KlE3QZY","indices":[21,44]}]},"metadata":{"iso_language_code":"en","result_type":"recent"},"source":"&lt;a href=\"http://twitter.com/download/iphone\" rel=\"nofollow\"&gt;Twitter for iPhone&lt;/a&gt;","in_reply_to_status_id":null,"in_reply_to_status_id_str":null,"in_reply_to_user_id":null,"in_reply_to_user_id_str":null,"in_reply_to_screen_name":null,"user":</text:span></text:span><text:soft-page-break/><text:span text:style-name="Source_20_Text"><text:span text:style-name="T10">{"id":1539515707,"id_str":"1539515707","name":"UžičkaRepublika","screen_name":"gjesic","location":"Nicaragua","description":"","url":"https://t.co/6smeTpYAZ8","entities":{"url":{"urls":[{"url":"https://t.co/6smeTpYAZ8","expanded_url":"http://gjesic.blogspot.com","display_url":"gjesic.blogspot.com","indices":[0,23]}]},"description":{"urls":[]}},"protected":false,"followers_count":23316,"friends_count":1310,"listed_count":123,"created_at":"Sat Jun 22 20:56:36 +0000 2013","favourites_count":63626,"utc_offset":null,"time_zone":null,"geo_enabled":false,"verified":false,"statuses_count":172011,"lang":null,"contributors_enabled":false,"is_translator":false,"is_translation_enabled":false,"profile_background_color":"03141C","profile_background_image_url":"http://abs.twimg.com/images/themes/theme1/bg.png","profile_background_image_url_https":"https://abs.twimg.com/images/themes/theme1/bg.png","profile_background_tile":false,"profile_image_url":"http://pbs.twimg.com/profile_images/876152889579900928/0mt5huHk_normal.jpg","profile_image_url_https":"https://pbs.twimg.com/profile_images/876152889579900928/0mt5huHk_normal.jpg","profile_banner_url":"https://pbs.twimg.com/profile_banners/1539515707/1398201683","profile_link_color":"0084B4","profile_sidebar_border_color":"000000","profile_sidebar_fill_color":"DDEEF6","profile_text_color":"333333","profile_use_background_image":true,"has_extended_profile":false,"default_profile":false,"default_profile_image":false,"following":false,"follow_request_sent":false,"notifications":false,"translator_type":"none","withheld_in_countries":[]},"geo":null,"coordinates":null,"place":null,"contributors":null,"is_quote_status":false,"retweet_count":0,"favorite_count":0,"favorited":false,"retweeted":false,"possibly_sensitive":false,"lang":"en"}</text:span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Source_20_Text"><text:span text:style-name="T2">massmine --query=love --count=200 --task=twitter-search</text:span></text:span></text:p>
      <text:p text:style-name="P2"><text:span text:style-name="T2"/></text:p>
      <text:p text:style-name="P2"><text:span text:style-name="T2"/></text:p>
      <text:p text:style-name="P2"><text:span text:style-name="T2">bala@bala-VirtualBox:~/Documents/softwares$ massmine --task=twitter-search --count=200 --query=love --output=mydata.json</text:span></text:p>
      <text:p text:style-name="P2"><text:span text:style-name="T2"/></text:p>
      <text:p text:style-name="P2"><text:span text:style-name="T2"><text:s text:c="8"/>__ <text:s/>__ <text:s text:c="14"/>__ <text:s/>__ _ <text:s text:c="20"/></text:span></text:p>
      <text:p text:style-name="P2"><text:span text:style-name="T2"><text:s text:c="7"/>| <text:s/>\/ <text:s/>| __ _ ___ ___| <text:s/>\/ <text:s/>(_)_ __ <text:s text:c="2"/>___ <text:s text:c="7"/></text:span></text:p>
      <text:p text:style-name="P2"><text:span text:style-name="T2"><text:s text:c="7"/>| |\/| |/ _` / __/ __| |\/| | | "_ \ / _ \ <text:s text:c="3"/></text:span></text:p>
      <text:p text:style-name="P2"><text:span text:style-name="T2"><text:s text:c="7"/>| | <text:s/>| | (_| \__ \__ \ | <text:s/>| | | | | | <text:s/>__/ <text:s text:c="5"/></text:span></text:p>
      <text:p text:style-name="P2"><text:span text:style-name="T2"><text:s text:c="7"/>|_| <text:s/>|_|\__,_|___/___/_| <text:s/>|_|_|_| |_|\___| <text:s text:c="6"/></text:span></text:p>
      <text:p text:style-name="P2"><text:span text:style-name="T2"><text:s text:c="58"/></text:span></text:p>
      <text:p text:style-name="P2"><text:span text:style-name="T2"><text:s text:c="20"/>Your Access To Data <text:s text:c="18"/></text:span></text:p>
      <text:p text:style-name="P2"><text:span text:style-name="T2"/></text:p>
      <text:p text:style-name="P2"><text:span text:style-name="T2"/></text:p>
      <text:p text:style-name="P2"><text:span text:style-name="T2">MassMine version 1.3.0 (2021-01-15)</text:span></text:p>
      <text:p text:style-name="P2"><text:span text:style-name="T2">https://github.com/n3mo/massmine</text:span></text:p>
      <text:p text:style-name="P2"><text:span text:style-name="T2"/></text:p>
      <text:p text:style-name="P2"><text:span text:style-name="T2">Copyright (C) 2014-2021 Nicholas M. Van Horn &amp; Aaron Beveridge</text:span></text:p>
      <text:p text:style-name="P2"><text:span text:style-name="T2">This program comes with ABSOLUTELY NO WARRANTY.</text:span></text:p>
      <text:p text:style-name="P2"><text:span text:style-name="T2">This is free software, and you are welcome to redistribute it</text:span></text:p>
      <text:p text:style-name="P2"><text:span text:style-name="T2">under certain conditions. Please see the included LICENSE file</text:span></text:p>
      <text:p text:style-name="P2"><text:span text:style-name="T2">for more information</text:span></text:p>
      <text:p text:style-name="P2"><text:span text:style-name="T2"/></text:p>
      <text:p text:style-name="P2"><text:soft-page-break/><text:span text:style-name="T2">bala@bala-VirtualBox:~/Documents/softwares$ massmine --task=twitter-search --count=200 --query=love --output=/home/bala/Documents/softwares/baladata.json</text:span></text:p>
      <text:p text:style-name="P2"><text:span text:style-name="T2"/></text:p>
      <text:p text:style-name="P2"><text:span text:style-name="T2"><text:s text:c="8"/>__ <text:s/>__ <text:s text:c="14"/>__ <text:s/>__ _ <text:s text:c="20"/></text:span></text:p>
      <text:p text:style-name="P2"><text:span text:style-name="T2"><text:s text:c="7"/>| <text:s/>\/ <text:s/>| __ _ ___ ___| <text:s/>\/ <text:s/>(_)_ __ <text:s text:c="2"/>___ <text:s text:c="7"/></text:span></text:p>
      <text:p text:style-name="P2"><text:span text:style-name="T2"><text:s text:c="7"/>| |\/| |/ _` / __/ __| |\/| | | "_ \ / _ \ <text:s text:c="3"/></text:span></text:p>
      <text:p text:style-name="P2"><text:span text:style-name="T2"><text:s text:c="7"/>| | <text:s/>| | (_| \__ \__ \ | <text:s/>| | | | | | <text:s/>__/ <text:s text:c="5"/></text:span></text:p>
      <text:p text:style-name="P2"><text:span text:style-name="T2"><text:s text:c="7"/>|_| <text:s/>|_|\__,_|___/___/_| <text:s/>|_|_|_| |_|\___| <text:s text:c="6"/></text:span></text:p>
      <text:p text:style-name="P2"><text:span text:style-name="T2"><text:s text:c="58"/></text:span></text:p>
      <text:p text:style-name="P2"><text:span text:style-name="T2"><text:s text:c="20"/>Your Access To Data <text:s text:c="18"/></text:span></text:p>
      <text:p text:style-name="P2"><text:span text:style-name="T2"/></text:p>
      <text:p text:style-name="P2"><text:span text:style-name="T2"/></text:p>
      <text:p text:style-name="P2"><text:span text:style-name="T2">MassMine version 1.3.0 (2021-01-15)</text:span></text:p>
      <text:p text:style-name="P2"><text:span text:style-name="T2">https://github.com/n3mo/massmine</text:span></text:p>
      <text:p text:style-name="P2"><text:span text:style-name="T2"/></text:p>
      <text:p text:style-name="P2"><text:span text:style-name="T2">Copyright (C) 2014-2021 Nicholas M. Van Horn &amp; Aaron Beveridge</text:span></text:p>
      <text:p text:style-name="P2"><text:span text:style-name="T2">This program comes with ABSOLUTELY NO WARRANTY.</text:span></text:p>
      <text:p text:style-name="P2"><text:span text:style-name="T2">This is free software, and you are welcome to redistribute it</text:span></text:p>
      <text:p text:style-name="P2"><text:span text:style-name="T2">under certain conditions. Please see the included LICENSE file</text:span></text:p>
      <text:p text:style-name="P2"><text:span text:style-name="T2">for more information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1:37:36.890471712</meta:creation-date>
    <dc:date>2021-09-29T13:26:41.262436275</dc:date>
    <meta:editing-duration>PT47M48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35" meta:paragraph-count="411" meta:word-count="2637" meta:character-count="115708" meta:non-whitespace-character-count="112532"/>
  </office:meta>
</office:document-meta>
</file>